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F">
      <style:table-properties table:display="true" style:writing-mode="lr-tb"/>
    </style:style>
    <style:style style:name="ta2" style:family="table" style:master-page-name="PageStyle_5f_TESSFRA">
      <style:table-properties table:display="true" style:writing-mode="lr-tb"/>
    </style:style>
    <style:style style:name="ta3" style:family="table" style:master-page-name="PageStyle_5f_KRAKEN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F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commentai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Chaillot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45.7179161</text:p>
          </table:table-cell>
          <table:table-cell table:style-name="ce2" office:value-type="string" calcext:value-type="string">
            <text:p>-0.53406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Abl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3941667</text:p>
          </table:table-cell>
          <table:table-cell table:style-name="ce3" office:value-type="string" calcext:value-type="string">
            <text:p>0.29666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lgéri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28.0000272</text:p>
          </table:table-cell>
          <table:table-cell table:style-name="ce3" office:value-type="string" calcext:value-type="string">
            <text:p>2.99998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llemagn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1.0834196</text:p>
          </table:table-cell>
          <table:table-cell table:style-name="ce3" office:value-type="string" calcext:value-type="string">
            <text:p>10.42344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mériqu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824235</text:p>
          </table:table-cell>
          <table:table-cell table:style-name="ce3" office:value-type="string" calcext:value-type="string">
            <text:p>2.39402486858987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mérique du Su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-21.0002179</text:p>
          </table:table-cell>
          <table:table-cell table:style-name="ce3" office:value-type="string" calcext:value-type="string">
            <text:p>-61.00065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mien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8941708</text:p>
          </table:table-cell>
          <table:table-cell table:style-name="ce3" office:value-type="string" calcext:value-type="string">
            <text:p>2.29569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ndil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7662318</text:p>
          </table:table-cell>
          <table:table-cell table:style-name="ce3" office:value-type="string" calcext:value-type="string">
            <text:p>5.8813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ngleterr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2.5310214</text:p>
          </table:table-cell>
          <table:table-cell table:style-name="ce3" office:value-type="string" calcext:value-type="string">
            <text:p>-1.26490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rc de triomph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37791</text:p>
          </table:table-cell>
          <table:table-cell table:style-name="ce3" office:value-type="string" calcext:value-type="string">
            <text:p>2.2950372260376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rchevêqu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3354906</text:p>
          </table:table-cell>
          <table:table-cell table:style-name="ce3" office:value-type="string" calcext:value-type="string">
            <text:p>3.25281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rco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3582108</text:p>
          </table:table-cell>
          <table:table-cell table:style-name="ce3" office:value-type="string" calcext:value-type="string">
            <text:p>11.28609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spremo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7832717</text:p>
          </table:table-cell>
          <table:table-cell table:style-name="ce3" office:value-type="string" calcext:value-type="string">
            <text:p>7.24408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b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3201921</text:p>
          </table:table-cell>
          <table:table-cell table:style-name="ce3" office:value-type="string" calcext:value-type="string">
            <text:p>4.19053966150475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teuil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3417561</text:p>
          </table:table-cell>
          <table:table-cell table:style-name="ce3" office:value-type="string" calcext:value-type="string">
            <text:p>2.08823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verg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71001315</text:p>
          </table:table-cell>
          <table:table-cell table:style-name="ce3" office:value-type="string" calcext:value-type="string">
            <text:p>3.15318029649755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gate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5798869</text:p>
          </table:table-cell>
          <table:table-cell table:style-name="ce3" office:value-type="string" calcext:value-type="string">
            <text:p>1.41213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rcelo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1.3828939</text:p>
          </table:table-cell>
          <table:table-cell table:style-name="ce3" office:value-type="string" calcext:value-type="string">
            <text:p>2.17743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s-Bréa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4409885</text:p>
          </table:table-cell>
          <table:table-cell table:style-name="ce3" office:value-type="string" calcext:value-type="string">
            <text:p>2.62430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still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2987</text:p>
          </table:table-cell>
          <table:table-cell table:style-name="ce3" office:value-type="string" calcext:value-type="string">
            <text:p>2.36885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lgiqu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6402809</text:p>
          </table:table-cell>
          <table:table-cell table:style-name="ce3" office:value-type="string" calcext:value-type="string">
            <text:p>4.66671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lle-Is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28.462158</text:p>
          </table:table-cell>
          <table:table-cell table:style-name="ce3" office:value-type="string" calcext:value-type="string">
            <text:p>-81.36010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llev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176714</text:p>
          </table:table-cell>
          <table:table-cell table:style-name="ce3" office:value-type="string" calcext:value-type="string">
            <text:p>6.09826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llevu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6144219</text:p>
          </table:table-cell>
          <table:table-cell table:style-name="ce3" office:value-type="string" calcext:value-type="string">
            <text:p>-122.1923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nga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14.5780547</text:p>
          </table:table-cell>
          <table:table-cell table:style-name="ce3" office:value-type="string" calcext:value-type="string">
            <text:p>74.98023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r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2.5186925</text:p>
          </table:table-cell>
          <table:table-cell table:style-name="ce3" office:value-type="string" calcext:value-type="string">
            <text:p>13.39960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841225</text:p>
          </table:table-cell>
          <table:table-cell table:style-name="ce3" office:value-type="string" calcext:value-type="string">
            <text:p>-0.58003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cher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8045587</text:p>
          </table:table-cell>
          <table:table-cell table:style-name="ce3" office:value-type="string" calcext:value-type="string">
            <text:p>4.6240731649354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levard des Capucin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3688655</text:p>
          </table:table-cell>
          <table:table-cell table:style-name="ce3" office:value-type="string" calcext:value-type="string">
            <text:p>2.59153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levard Poissonni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08663</text:p>
          </table:table-cell>
          <table:table-cell table:style-name="ce3" office:value-type="string" calcext:value-type="string">
            <text:p>2.34681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logn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7947224</text:p>
          </table:table-cell>
          <table:table-cell table:style-name="ce3" office:value-type="string" calcext:value-type="string">
            <text:p>-1.32103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rg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0811608</text:p>
          </table:table-cell>
          <table:table-cell table:style-name="ce3" office:value-type="string" calcext:value-type="string">
            <text:p>2.39915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rgog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27808725</text:p>
          </table:table-cell>
          <table:table-cell table:style-name="ce3" office:value-type="string" calcext:value-type="string">
            <text:p>4.2224863043060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a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10663</text:p>
          </table:table-cell>
          <table:table-cell table:style-name="ce3" office:value-type="string" calcext:value-type="string">
            <text:p>0.8414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é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1.1386239</text:p>
          </table:table-cell>
          <table:table-cell table:style-name="ce3" office:value-type="string" calcext:value-type="string">
            <text:p>5.6229805058513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éda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1.5887845</text:p>
          </table:table-cell>
          <table:table-cell table:style-name="ce3" office:value-type="string" calcext:value-type="string">
            <text:p>4.77602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etag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2640845</text:p>
          </table:table-cell>
          <table:table-cell table:style-name="ce3" office:value-type="string" calcext:value-type="string">
            <text:p>-2.92024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etagne Arno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274852</text:p>
          </table:table-cell>
          <table:table-cell table:style-name="ce3" office:value-type="string" calcext:value-type="string">
            <text:p>-1.96834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uzanç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8885028</text:p>
          </table:table-cell>
          <table:table-cell table:style-name="ce3" office:value-type="string" calcext:value-type="string">
            <text:p>1.42275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liforn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6.7014631</text:p>
          </table:table-cell>
          <table:table-cell table:style-name="ce3" office:value-type="string" calcext:value-type="string">
            <text:p>-118.7559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rpentr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0554043</text:p>
          </table:table-cell>
          <table:table-cell table:style-name="ce3" office:value-type="string" calcext:value-type="string">
            <text:p>5.04876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verne-des-Brigand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4381718</text:p>
          </table:table-cell>
          <table:table-cell table:style-name="ce3" office:value-type="string" calcext:value-type="string">
            <text:p>2.63029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ill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8918449999995</text:p>
          </table:table-cell>
          <table:table-cell table:style-name="ce3" office:value-type="string" calcext:value-type="string">
            <text:p>2.29211318525523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il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454379</text:p>
          </table:table-cell>
          <table:table-cell table:style-name="ce3" office:value-type="string" calcext:value-type="string">
            <text:p>6.89233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âlon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4458331</text:p>
          </table:table-cell>
          <table:table-cell table:style-name="ce3" office:value-type="string" calcext:value-type="string">
            <text:p>4.93107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mbor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896872</text:p>
          </table:table-cell>
          <table:table-cell table:style-name="ce3" office:value-type="string" calcext:value-type="string">
            <text:p>0.6088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mps-Elysée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07573</text:p>
          </table:table-cell>
          <table:table-cell table:style-name="ce3" office:value-type="string" calcext:value-type="string">
            <text:p>2.30533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n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9290767</text:p>
          </table:table-cell>
          <table:table-cell table:style-name="ce3" office:value-type="string" calcext:value-type="string">
            <text:p>4.6345373</text:p>
          </table:table-cell>
          <table:table-cell table:style-name="ce3" office:value-type="string" calcext:value-type="string">
            <text:p>le pont au Chang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harent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198479</text:p>
          </table:table-cell>
          <table:table-cell table:style-name="ce3" office:value-type="string" calcext:value-type="string">
            <text:p>2.41595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rtres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4438601</text:p>
          </table:table-cell>
          <table:table-cell table:style-name="ce3" office:value-type="string" calcext:value-type="string">
            <text:p>1.48814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âteau-d'Ea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28888</text:p>
          </table:table-cell>
          <table:table-cell table:style-name="ce3" office:value-type="string" calcext:value-type="string">
            <text:p>2.35635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âtelet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97916</text:p>
          </table:table-cell>
          <table:table-cell table:style-name="ce3" office:value-type="string" calcext:value-type="string">
            <text:p>2.34667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âtill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6591772</text:p>
          </table:table-cell>
          <table:table-cell table:style-name="ce3" office:value-type="string" calcext:value-type="string">
            <text:p>5.73027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in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5.000074</text:p>
          </table:table-cell>
          <table:table-cell table:style-name="ce3" office:value-type="string" calcext:value-type="string">
            <text:p>104.9999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ité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53219</text:p>
          </table:table-cell>
          <table:table-cell table:style-name="ce3" office:value-type="string" calcext:value-type="string">
            <text:p>2.34755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ncor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6594233</text:p>
          </table:table-cell>
          <table:table-cell table:style-name="ce3" office:value-type="string" calcext:value-type="string">
            <text:p>1.3604885246753304</text:p>
          </table:table-cell>
          <table:table-cell table:style-name="ce3" office:value-type="string" calcext:value-type="string">
            <text:p>la place de la Concord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rbeil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5719574</text:p>
          </table:table-cell>
          <table:table-cell table:style-name="ce3" office:value-type="string" calcext:value-type="string">
            <text:p>4.4381973188544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r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2.188089649999995</text:p>
          </table:table-cell>
          <table:table-cell table:style-name="ce3" office:value-type="string" calcext:value-type="string">
            <text:p>9.06841377142769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2607914</text:p>
          </table:table-cell>
          <table:table-cell table:style-name="ce3" office:value-type="string" calcext:value-type="string">
            <text:p>2.473377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ij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3215806</text:p>
          </table:table-cell>
          <table:table-cell table:style-name="ce3" office:value-type="string" calcext:value-type="string">
            <text:p>5.04147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re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7358807</text:p>
          </table:table-cell>
          <table:table-cell table:style-name="ce3" office:value-type="string" calcext:value-type="string">
            <text:p>1.36842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cos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6.7861112</text:p>
          </table:table-cell>
          <table:table-cell table:style-name="ce3" office:value-type="string" calcext:value-type="string">
            <text:p>-4.11405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spagn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9.3260685</text:p>
          </table:table-cell>
          <table:table-cell table:style-name="ce3" office:value-type="string" calcext:value-type="string">
            <text:p>-4.83797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urop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1.0</text:p>
          </table:table-cell>
          <table:table-cell table:style-name="ce3" office:value-type="string" calcext:value-type="string">
            <text:p>10.0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aubourg Poissonnièr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5775</text:p>
          </table:table-cell>
          <table:table-cell table:style-name="ce3" office:value-type="string" calcext:value-type="string">
            <text:p>2.34822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landr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1.096246199999996</text:p>
          </table:table-cell>
          <table:table-cell table:style-name="ce3" office:value-type="string" calcext:value-type="string">
            <text:p>4.1786291031699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ontainebleau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4049375</text:p>
          </table:table-cell>
          <table:table-cell table:style-name="ce3" office:value-type="string" calcext:value-type="string">
            <text:p>2.70158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ortell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1637886</text:p>
          </table:table-cell>
          <table:table-cell table:style-name="ce3" office:value-type="string" calcext:value-type="string">
            <text:p>3.90062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603354</text:p>
          </table:table-cell>
          <table:table-cell table:style-name="ce3" office:value-type="string" calcext:value-type="string">
            <text:p>1.88833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rascat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1.8082452</text:p>
          </table:table-cell>
          <table:table-cell table:style-name="ce3" office:value-type="string" calcext:value-type="string">
            <text:p>12.68036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are du Hav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49269685</text:p>
          </table:table-cell>
          <table:table-cell table:style-name="ce3" office:value-type="string" calcext:value-type="string">
            <text:p>0.12549050428655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enèv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2017559</text:p>
          </table:table-cell>
          <table:table-cell table:style-name="ce3" office:value-type="string" calcext:value-type="string">
            <text:p>6.14660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avre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5536972</text:p>
          </table:table-cell>
          <table:table-cell table:style-name="ce3" office:value-type="string" calcext:value-type="string">
            <text:p>-109.67780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ongr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1817585</text:p>
          </table:table-cell>
          <table:table-cell table:style-name="ce3" office:value-type="string" calcext:value-type="string">
            <text:p>19.50609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ôtel-Die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468295</text:p>
          </table:table-cell>
          <table:table-cell table:style-name="ce3" office:value-type="string" calcext:value-type="string">
            <text:p>2.3488619101664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Ién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9281717</text:p>
          </table:table-cell>
          <table:table-cell table:style-name="ce3" office:value-type="string" calcext:value-type="string">
            <text:p>11.58793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In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22.3511148</text:p>
          </table:table-cell>
          <table:table-cell table:style-name="ce3" office:value-type="string" calcext:value-type="string">
            <text:p>78.66774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Italie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2.6384261</text:p>
          </table:table-cell>
          <table:table-cell table:style-name="ce3" office:value-type="string" calcext:value-type="string">
            <text:p>12.6742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Ivr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1433923</text:p>
          </table:table-cell>
          <table:table-cell table:style-name="ce3" office:value-type="string" calcext:value-type="string">
            <text:p>2.39311137844157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Jap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6.5748441</text:p>
          </table:table-cell>
          <table:table-cell table:style-name="ce3" office:value-type="string" calcext:value-type="string">
            <text:p>139.23941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Jouffro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25858</text:p>
          </table:table-cell>
          <table:table-cell table:style-name="ce3" office:value-type="string" calcext:value-type="string">
            <text:p>2.34225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nguedo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07574</text:p>
          </table:table-cell>
          <table:table-cell table:style-name="ce3" office:value-type="string" calcext:value-type="string">
            <text:p>-78.69595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ti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1154321</text:p>
          </table:table-cell>
          <table:table-cell table:style-name="ce3" office:value-type="string" calcext:value-type="string">
            <text:p>15.36668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val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0706687</text:p>
          </table:table-cell>
          <table:table-cell table:style-name="ce3" office:value-type="string" calcext:value-type="string">
            <text:p>-0.77340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iba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3.8750629</text:p>
          </table:table-cell>
          <table:table-cell table:style-name="ce3" office:value-type="string" calcext:value-type="string">
            <text:p>35.8434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il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6365654</text:p>
          </table:table-cell>
          <table:table-cell table:style-name="ce3" office:value-type="string" calcext:value-type="string">
            <text:p>3.06352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ndr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1.5073219</text:p>
          </table:table-cell>
          <table:table-cell table:style-name="ce3" office:value-type="string" calcext:value-type="string">
            <text:p>-0.12764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ng-Roch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5759583</text:p>
          </table:table-cell>
          <table:table-cell table:style-name="ce3" office:value-type="string" calcext:value-type="string">
            <text:p>4.28616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uvr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11473</text:p>
          </table:table-cell>
          <table:table-cell table:style-name="ce3" office:value-type="string" calcext:value-type="string">
            <text:p>2.338027687046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8158683</text:p>
          </table:table-cell>
          <table:table-cell table:style-name="ce3" office:value-type="string" calcext:value-type="string">
            <text:p>6.12967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7578137</text:p>
          </table:table-cell>
          <table:table-cell table:style-name="ce3" office:value-type="string" calcext:value-type="string">
            <text:p>4.83201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deleine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957945</text:p>
          </table:table-cell>
          <table:table-cell table:style-name="ce3" office:value-type="string" calcext:value-type="string">
            <text:p>2.32617006265411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dri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0.4167047</text:p>
          </table:table-cell>
          <table:table-cell table:style-name="ce8" office:value-type="string" calcext:value-type="string">
            <text:p>-3.70358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c-aux-Fé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5928053</text:p>
          </table:table-cell>
          <table:table-cell table:style-name="ce3" office:value-type="string" calcext:value-type="string">
            <text:p>-1.94151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io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6497394</text:p>
          </table:table-cell>
          <table:table-cell table:style-name="ce3" office:value-type="string" calcext:value-type="string">
            <text:p>-1.41503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022172</text:p>
          </table:table-cell>
          <table:table-cell table:style-name="ce8" office:value-type="string" calcext:value-type="string">
            <text:p>4.32215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elu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539927</text:p>
          </table:table-cell>
          <table:table-cell table:style-name="ce8" office:value-type="string" calcext:value-type="string">
            <text:p>2.66081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eud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126688</text:p>
          </table:table-cell>
          <table:table-cell table:style-name="ce3" office:value-type="string" calcext:value-type="string">
            <text:p>2.23854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t-Saint-Miche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6359541</text:p>
          </table:table-cell>
          <table:table-cell table:style-name="ce3" office:value-type="string" calcext:value-type="string">
            <text:p>-1.5114599549595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tatai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2561311</text:p>
          </table:table-cell>
          <table:table-cell table:style-name="ce3" office:value-type="string" calcext:value-type="string">
            <text:p>2.43425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tereau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8564484</text:p>
          </table:table-cell>
          <table:table-cell table:style-name="ce3" office:value-type="string" calcext:value-type="string">
            <text:p>2.57171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tmartre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867054</text:p>
          </table:table-cell>
          <table:table-cell table:style-name="ce3" office:value-type="string" calcext:value-type="string">
            <text:p>2.34157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stagane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6.0026915</text:p>
          </table:table-cell>
          <table:table-cell table:style-name="ce3" office:value-type="string" calcext:value-type="string">
            <text:p>0.368686681879620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2186371</text:p>
          </table:table-cell>
          <table:table-cell table:style-name="ce8" office:value-type="string" calcext:value-type="string">
            <text:p>-1.55413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apl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0.8358846</text:p>
          </table:table-cell>
          <table:table-cell table:style-name="ce3" office:value-type="string" calcext:value-type="string">
            <text:p>14.24876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euill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9321383</text:p>
          </table:table-cell>
          <table:table-cell table:style-name="ce3" office:value-type="string" calcext:value-type="string">
            <text:p>1.42091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ogent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029544</text:p>
          </table:table-cell>
          <table:table-cell table:style-name="ce8" office:value-type="string" calcext:value-type="string">
            <text:p>5.34694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ogent Mlle Vatna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Nogent-sur-Se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492439</text:p>
          </table:table-cell>
          <table:table-cell table:style-name="ce3" office:value-type="string" calcext:value-type="string">
            <text:p>3.49781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otre-Dam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1.704567749999995</text:p>
          </table:table-cell>
          <table:table-cell table:style-name="ce3" office:value-type="string" calcext:value-type="string">
            <text:p>-86.238220260172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dé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22212</text:p>
          </table:table-cell>
          <table:table-cell table:style-name="ce8" office:value-type="string" calcext:value-type="string">
            <text:p>2.33932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i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41205455</text:p>
          </table:table-cell>
          <table:table-cell table:style-name="ce3" office:value-type="string" calcext:value-type="string">
            <text:p>2.4064878469054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9027336</text:p>
          </table:table-cell>
          <table:table-cell table:style-name="ce3" office:value-type="string" calcext:value-type="string">
            <text:p>1.90860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rsa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699184</text:p>
          </table:table-cell>
          <table:table-cell table:style-name="ce3" office:value-type="string" calcext:value-type="string">
            <text:p>2.1874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lais-Royal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3584700000004</text:p>
          </table:table-cell>
          <table:table-cell table:style-name="ce3" office:value-type="string" calcext:value-type="string">
            <text:p>2.33620422009387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lerm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8.1112268</text:p>
          </table:table-cell>
          <table:table-cell table:style-name="ce3" office:value-type="string" calcext:value-type="string">
            <text:p>13.35244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nthéon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1.89861595</text:p>
          </table:table-cell>
          <table:table-cell table:style-name="ce3" office:value-type="string" calcext:value-type="string">
            <text:p>12.4768334144838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-23.3165935</text:p>
          </table:table-cell>
          <table:table-cell table:style-name="ce3" office:value-type="string" calcext:value-type="string">
            <text:p>-58.16934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6" office:value-type="float" office:value="68" calcext:value-type="float">
            <text:p>6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88897</text:p>
          </table:table-cell>
          <table:table-cell table:style-name="ce8" office:value-type="string" calcext:value-type="string">
            <text:p>2.32004102172007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rthén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7.97150335</text:p>
          </table:table-cell>
          <table:table-cell table:style-name="ce3" office:value-type="string" calcext:value-type="string">
            <text:p>23.726617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ék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9.906217</text:p>
          </table:table-cell>
          <table:table-cell table:style-name="ce3" office:value-type="string" calcext:value-type="string">
            <text:p>116.39127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ère-Lachai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12168</text:p>
          </table:table-cell>
          <table:table-cell table:style-name="ce3" office:value-type="string" calcext:value-type="string">
            <text:p>2.39392926381064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icard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601756</text:p>
          </table:table-cell>
          <table:table-cell table:style-name="ce8" office:value-type="string" calcext:value-type="string">
            <text:p>2.87163388997532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iémo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060735</text:p>
          </table:table-cell>
          <table:table-cell table:style-name="ce3" office:value-type="string" calcext:value-type="string">
            <text:p>7.9235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lace de la Bast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1126583</text:p>
          </table:table-cell>
          <table:table-cell table:style-name="ce3" office:value-type="string" calcext:value-type="string">
            <text:p>7.0780951723351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lace de la Bours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841456300000004</text:p>
          </table:table-cell>
          <table:table-cell table:style-name="ce3" office:value-type="string" calcext:value-type="string">
            <text:p>-0.57037801612133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lace de la Concord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545</text:p>
          </table:table-cell>
          <table:table-cell table:style-name="ce8" office:value-type="string" calcext:value-type="string">
            <text:p>2.3211337692956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lace de la Madele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05510565</text:p>
          </table:table-cell>
          <table:table-cell table:style-name="ce3" office:value-type="string" calcext:value-type="string">
            <text:p>-1.51474357682926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lace du Carrouse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1633</text:p>
          </table:table-cell>
          <table:table-cell table:style-name="ce3" office:value-type="string" calcext:value-type="string">
            <text:p>2.334044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itier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5802596</text:p>
          </table:table-cell>
          <table:table-cell table:style-name="ce3" office:value-type="string" calcext:value-type="string">
            <text:p>0.3401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logn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2.215933</text:p>
          </table:table-cell>
          <table:table-cell table:style-name="ce3" office:value-type="string" calcext:value-type="string">
            <text:p>19.1344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nt-Neuf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2628963</text:p>
          </table:table-cell>
          <table:table-cell table:style-name="ce3" office:value-type="string" calcext:value-type="string">
            <text:p>2.90411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rte Maillo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79379</text:p>
          </table:table-cell>
          <table:table-cell table:style-name="ce3" office:value-type="string" calcext:value-type="string">
            <text:p>2.28195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rte Saint-Den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97934</text:p>
          </table:table-cell>
          <table:table-cell table:style-name="ce3" office:value-type="string" calcext:value-type="string">
            <text:p>2.3526862992856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rte Saint-Martin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914585</text:p>
          </table:table-cell>
          <table:table-cell table:style-name="ce3" office:value-type="string" calcext:value-type="string">
            <text:p>2.3556514707164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quai Napoléon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5647491</text:p>
          </table:table-cell>
          <table:table-cell table:style-name="ce3" office:value-type="string" calcext:value-type="string">
            <text:p>7.0782659647098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hin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5002029</text:p>
          </table:table-cell>
          <table:table-cell table:style-name="ce8" office:value-type="string" calcext:value-type="string">
            <text:p>7.31495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ichelie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0124915</text:p>
          </table:table-cell>
          <table:table-cell table:style-name="ce3" office:value-type="string" calcext:value-type="string">
            <text:p>0.32405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ivol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0697151</text:p>
          </table:table-cell>
          <table:table-cell table:style-name="ce3" office:value-type="string" calcext:value-type="string">
            <text:p>7.51767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m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1.8933203</text:p>
          </table:table-cell>
          <table:table-cell table:style-name="ce8" office:value-type="string" calcext:value-type="string">
            <text:p>12.48293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Caumart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779168</text:p>
          </table:table-cell>
          <table:table-cell table:style-name="ce3" office:value-type="string" calcext:value-type="string">
            <text:p>4.85245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'Anjo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4687499</text:p>
          </table:table-cell>
          <table:table-cell table:style-name="ce3" office:value-type="string" calcext:value-type="string">
            <text:p>6.8357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auph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6832716</text:p>
          </table:table-cell>
          <table:table-cell table:style-name="ce3" office:value-type="string" calcext:value-type="string">
            <text:p>6.19006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Chabro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5735877</text:p>
          </table:table-cell>
          <table:table-cell table:style-name="ce3" office:value-type="string" calcext:value-type="string">
            <text:p>2.94359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Choiseul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2788817</text:p>
          </table:table-cell>
          <table:table-cell table:style-name="ce8" office:value-type="string" calcext:value-type="string">
            <text:p>5.56470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Clér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1190974</text:p>
          </table:table-cell>
          <table:table-cell table:style-name="ce3" office:value-type="string" calcext:value-type="string">
            <text:p>6.08162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Fleuru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5033168</text:p>
          </table:table-cell>
          <table:table-cell table:style-name="ce3" office:value-type="string" calcext:value-type="string">
            <text:p>4.55051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Grammo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2504473</text:p>
          </table:table-cell>
          <table:table-cell table:style-name="ce3" office:value-type="string" calcext:value-type="string">
            <text:p>6.04632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l'Arca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5641352</text:p>
          </table:table-cell>
          <table:table-cell table:style-name="ce8" office:value-type="string" calcext:value-type="string">
            <text:p>5.95969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la Ferm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5356666</text:p>
          </table:table-cell>
          <table:table-cell table:style-name="ce3" office:value-type="string" calcext:value-type="string">
            <text:p>3.61048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la Harp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0237884</text:p>
          </table:table-cell>
          <table:table-cell table:style-name="ce3" office:value-type="string" calcext:value-type="string">
            <text:p>1.14905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la Pai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071131</text:p>
          </table:table-cell>
          <table:table-cell table:style-name="ce3" office:value-type="string" calcext:value-type="string">
            <text:p>-0.76606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la Roque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59573</text:p>
          </table:table-cell>
          <table:table-cell table:style-name="ce3" office:value-type="string" calcext:value-type="string">
            <text:p>2.38775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Marbeuf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3560557</text:p>
          </table:table-cell>
          <table:table-cell table:style-name="ce8" office:value-type="string" calcext:value-type="string">
            <text:p>0.94489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 Provenc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5459306</text:p>
          </table:table-cell>
          <table:table-cell table:style-name="ce8" office:value-type="string" calcext:value-type="string">
            <text:p>7.75361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s Martyr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558182</text:p>
          </table:table-cell>
          <table:table-cell table:style-name="ce3" office:value-type="string" calcext:value-type="string">
            <text:p>3.12559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s Trois-Mari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7627905</text:p>
          </table:table-cell>
          <table:table-cell table:style-name="ce3" office:value-type="string" calcext:value-type="string">
            <text:p>4.8283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s Trois-Ro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1168368</text:p>
          </table:table-cell>
          <table:table-cell table:style-name="ce8" office:value-type="string" calcext:value-type="string">
            <text:p>6.20050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escart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9721206</text:p>
          </table:table-cell>
          <table:table-cell table:style-name="ce8" office:value-type="string" calcext:value-type="string">
            <text:p>0.700334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rou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1735317</text:p>
          </table:table-cell>
          <table:table-cell table:style-name="ce8" office:value-type="string" calcext:value-type="string">
            <text:p>5.71854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u Marché-aux-Cheva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1037715</text:p>
          </table:table-cell>
          <table:table-cell table:style-name="ce8" office:value-type="string" calcext:value-type="string">
            <text:p>3.5453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Duph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93956</text:p>
          </table:table-cell>
          <table:table-cell table:style-name="ce8" office:value-type="string" calcext:value-type="string">
            <text:p>2.32517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Hautevil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8691318</text:p>
          </table:table-cell>
          <table:table-cell table:style-name="ce8" office:value-type="string" calcext:value-type="string">
            <text:p>3.50379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Joube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5872785</text:p>
          </table:table-cell>
          <table:table-cell table:style-name="ce3" office:value-type="string" calcext:value-type="string">
            <text:p>-73.59013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Lafaye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0303985</text:p>
          </table:table-cell>
          <table:table-cell table:style-name="ce3" office:value-type="string" calcext:value-type="string">
            <text:p>1.12831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Notre-Dame-des-Victoir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684589</text:p>
          </table:table-cell>
          <table:table-cell table:style-name="ce8" office:value-type="string" calcext:value-type="string">
            <text:p>2.34187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Paradis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2625064</text:p>
          </table:table-cell>
          <table:table-cell table:style-name="ce3" office:value-type="string" calcext:value-type="string">
            <text:p>5.65726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Roya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0.8476704</text:p>
          </table:table-cell>
          <table:table-cell table:style-name="ce3" office:value-type="string" calcext:value-type="string">
            <text:p>4.36277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Rumford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6.2596538</text:p>
          </table:table-cell>
          <table:table-cell table:style-name="ce3" office:value-type="string" calcext:value-type="string">
            <text:p>-2.62470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Saint-Honor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5205713</text:p>
          </table:table-cell>
          <table:table-cell table:style-name="ce3" office:value-type="string" calcext:value-type="string">
            <text:p>3.851003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Saint-Hyacinth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4857617</text:p>
          </table:table-cell>
          <table:table-cell table:style-name="ce3" office:value-type="string" calcext:value-type="string">
            <text:p>-73.86202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Saint-Jacques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-20.8838087</text:p>
          </table:table-cell>
          <table:table-cell table:style-name="ce3" office:value-type="string" calcext:value-type="string">
            <text:p>55.45894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Saint-Marti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5513882</text:p>
          </table:table-cell>
          <table:table-cell table:style-name="ce3" office:value-type="string" calcext:value-type="string">
            <text:p>4.7191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Sainte-An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940673</text:p>
          </table:table-cell>
          <table:table-cell table:style-name="ce3" office:value-type="string" calcext:value-type="string">
            <text:p>3.82498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Souffl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7939419</text:p>
          </table:table-cell>
          <table:table-cell table:style-name="ce3" office:value-type="string" calcext:value-type="string">
            <text:p>3.56613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Transnona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rue Tronchet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33757</text:p>
          </table:table-cell>
          <table:table-cell table:style-name="ce3" office:value-type="string" calcext:value-type="string">
            <text:p>2.326916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e Vivienn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709508</text:p>
          </table:table-cell>
          <table:table-cell table:style-name="ce3" office:value-type="string" calcext:value-type="string">
            <text:p>2.34120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ussi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64.6863136</text:p>
          </table:table-cell>
          <table:table-cell table:style-name="ce3" office:value-type="string" calcext:value-type="string">
            <text:p>97.74530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Antoi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7769229</text:p>
          </table:table-cell>
          <table:table-cell table:style-name="ce3" office:value-type="string" calcext:value-type="string">
            <text:p>6.33758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Cloud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437412</text:p>
          </table:table-cell>
          <table:table-cell table:style-name="ce3" office:value-type="string" calcext:value-type="string">
            <text:p>2.21934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Deni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935773</text:p>
          </table:table-cell>
          <table:table-cell table:style-name="ce3" office:value-type="string" calcext:value-type="string">
            <text:p>2.35802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Franço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16.2532002</text:p>
          </table:table-cell>
          <table:table-cell table:style-name="ce3" office:value-type="string" calcext:value-type="string">
            <text:p>-61.27507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Gerv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2022356</text:p>
          </table:table-cell>
          <table:table-cell table:style-name="ce3" office:value-type="string" calcext:value-type="string">
            <text:p>5.48202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Lauren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3.3253</text:p>
          </table:table-cell>
          <table:table-cell table:style-name="ce3" office:value-type="string" calcext:value-type="string">
            <text:p>0.799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Loui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8.6264256</text:p>
          </table:table-cell>
          <table:table-cell table:style-name="ce3" office:value-type="string" calcext:value-type="string">
            <text:p>-90.19958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Marcea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70887</text:p>
          </table:table-cell>
          <table:table-cell table:style-name="ce3" office:value-type="string" calcext:value-type="string">
            <text:p>4.719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Mart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18.085493</text:p>
          </table:table-cell>
          <table:table-cell table:style-name="ce3" office:value-type="string" calcext:value-type="string">
            <text:p>-63.051292097960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Pau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9497487</text:p>
          </table:table-cell>
          <table:table-cell table:style-name="ce3" office:value-type="string" calcext:value-type="string">
            <text:p>-93.09310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Roch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4452291</text:p>
          </table:table-cell>
          <table:table-cell table:style-name="ce3" office:value-type="string" calcext:value-type="string">
            <text:p>0.57929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e-Genevièv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7197222</text:p>
          </table:table-cell>
          <table:table-cell table:style-name="ce3" office:value-type="string" calcext:value-type="string">
            <text:p>4.07222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ong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18.7417645</text:p>
          </table:table-cell>
          <table:table-cell table:style-name="ce3" office:value-type="string" calcext:value-type="string">
            <text:p>-72.16039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lamanqu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0.9651572</text:p>
          </table:table-cell>
          <table:table-cell table:style-name="ce3" office:value-type="string" calcext:value-type="string">
            <text:p>-5.66401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ône-et-Loi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6557086</text:p>
          </table:table-cell>
          <table:table-cell table:style-name="ce3" office:value-type="string" calcext:value-type="string">
            <text:p>4.558554818351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um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4.3781777</text:p>
          </table:table-cell>
          <table:table-cell table:style-name="ce8" office:value-type="string" calcext:value-type="string">
            <text:p>2.03479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eine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7308806</text:p>
          </table:table-cell>
          <table:table-cell table:style-name="ce3" office:value-type="string" calcext:value-type="string">
            <text:p>2.4447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en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1978559</text:p>
          </table:table-cell>
          <table:table-cell table:style-name="ce3" office:value-type="string" calcext:value-type="string">
            <text:p>3.2826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év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7.3886303</text:p>
          </table:table-cell>
          <table:table-cell table:style-name="ce3" office:value-type="string" calcext:value-type="string">
            <text:p>-5.99534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èvr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247407</text:p>
          </table:table-cell>
          <table:table-cell table:style-name="ce3" office:value-type="string" calcext:value-type="string">
            <text:p>2.212708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ourdu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5350824</text:p>
          </table:table-cell>
          <table:table-cell table:style-name="ce3" office:value-type="string" calcext:value-type="string">
            <text:p>3.34802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uè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9.6749712</text:p>
          </table:table-cell>
          <table:table-cell table:style-name="ce3" office:value-type="string" calcext:value-type="string">
            <text:p>14.52085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uiss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6.7985624</text:p>
          </table:table-cell>
          <table:table-cell table:style-name="ce3" office:value-type="string" calcext:value-type="string">
            <text:p>8.23197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ures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6.817351</text:p>
          </table:table-cell>
          <table:table-cell table:style-name="ce3" office:value-type="string" calcext:value-type="string">
            <text:p>10.18884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errains de Bellevil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9.17962675</text:p>
          </table:table-cell>
          <table:table-cell table:style-name="ce3" office:value-type="string" calcext:value-type="string">
            <text:p>5.36331919476057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hier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855795</text:p>
          </table:table-cell>
          <table:table-cell table:style-name="ce3" office:value-type="string" calcext:value-type="string">
            <text:p>3.54897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orton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-34.6086978</text:p>
          </table:table-cell>
          <table:table-cell table:style-name="ce8" office:value-type="string" calcext:value-type="string">
            <text:p>-58.37814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royes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2971626</text:p>
          </table:table-cell>
          <table:table-cell table:style-name="ce3" office:value-type="string" calcext:value-type="string">
            <text:p>4.07462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alenc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39.4697065</text:p>
          </table:table-cell>
          <table:table-cell table:style-name="ce3" office:value-type="string" calcext:value-type="string">
            <text:p>-0.37633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nise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5.4371908</text:p>
          </table:table-cell>
          <table:table-cell table:style-name="ce3" office:value-type="string" calcext:value-type="string">
            <text:p>12.33458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rsaille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035403</text:p>
          </table:table-cell>
          <table:table-cell table:style-name="ce3" office:value-type="string" calcext:value-type="string">
            <text:p>2.12668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ien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2083537</text:p>
          </table:table-cell>
          <table:table-cell table:style-name="ce3" office:value-type="string" calcext:value-type="string">
            <text:p>16.372504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ille-de-Monterea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384888000000004</text:p>
          </table:table-cell>
          <table:table-cell table:style-name="ce3" office:value-type="string" calcext:value-type="string">
            <text:p>2.95580527120721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illenaux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406183</text:p>
          </table:table-cell>
          <table:table-cell table:style-name="ce3" office:value-type="string" calcext:value-type="string">
            <text:p>3.31035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illeneuve-Saint-Georg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7305272</text:p>
          </table:table-cell>
          <table:table-cell table:style-name="ce8" office:value-type="string" calcext:value-type="string">
            <text:p>2.447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incenn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474508</text:p>
          </table:table-cell>
          <table:table-cell table:style-name="ce3" office:value-type="string" calcext:value-type="string">
            <text:p>2.43967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Werther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2.0747049</text:p>
          </table:table-cell>
          <table:table-cell table:style-name="ce3" office:value-type="string" calcext:value-type="string">
            <text:p>8.41620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XIIe arrondissemen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8.8396154</text:p>
          </table:table-cell>
          <table:table-cell table:style-name="ce3" office:value-type="string" calcext:value-type="string">
            <text:p>2.395751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Yon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47.85512575</text:p>
          </table:table-cell>
          <table:table-cell table:style-name="ce3" office:value-type="string" calcext:value-type="string">
            <text:p>3.64504392572387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Yor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53.9590555</text:p>
          </table:table-cell>
          <table:table-cell table:style-name="ce3" office:value-type="string" calcext:value-type="string">
            <text:p>-1.081536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Alibau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PERS</text:p>
          </table:table-cell>
          <table:table-cell table:style-name="ce2" office:value-type="string" calcext:value-type="string">
            <text:p>-23.3872344</text:p>
          </table:table-cell>
          <table:table-cell table:style-name="ce2" office:value-type="string" calcext:value-type="string">
            <text:p>-70.056506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Ambrecicou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Ambreu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Aristopha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8.0234696</text:p>
          </table:table-cell>
          <table:table-cell table:style-name="ce3" office:value-type="string" calcext:value-type="string">
            <text:p>23.85803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rnoux</text:p>
          </table:table-cell>
          <table:table-cell table:style-name="ce6" office:value-type="float" office:value="43" calcext:value-type="float">
            <text:p>4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1985733</text:p>
          </table:table-cell>
          <table:table-cell table:style-name="ce3" office:value-type="string" calcext:value-type="string">
            <text:p>4.082189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2738492</text:p>
          </table:table-cell>
          <table:table-cell table:style-name="ce3" office:value-type="string" calcext:value-type="string">
            <text:p>4.63484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rthélém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3.505602</text:p>
          </table:table-cell>
          <table:table-cell table:style-name="ce3" office:value-type="string" calcext:value-type="string">
            <text:p>1.67127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ssol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Bén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3299279</text:p>
          </table:table-cell>
          <table:table-cell table:style-name="ce3" office:value-type="string" calcext:value-type="string">
            <text:p>-1.19083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éranger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4088238</text:p>
          </table:table-cell>
          <table:table-cell table:style-name="ce3" office:value-type="string" calcext:value-type="string">
            <text:p>6.506990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rtina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Blacksto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7.080428</text:p>
          </table:table-cell>
          <table:table-cell table:style-name="ce3" office:value-type="string" calcext:value-type="string">
            <text:p>-77.99722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lanqu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4.8633356</text:p>
          </table:table-cell>
          <table:table-cell table:style-name="ce3" office:value-type="string" calcext:value-type="string">
            <text:p>0.791759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utro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4158124</text:p>
          </table:table-cell>
          <table:table-cell table:style-name="ce3" office:value-type="string" calcext:value-type="string">
            <text:p>-2.014914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antôm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362124449999996</text:p>
          </table:table-cell>
          <table:table-cell table:style-name="ce3" office:value-type="string" calcext:value-type="string">
            <text:p>0.65348826197723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7337532</text:p>
          </table:table-cell>
          <table:table-cell table:style-name="ce3" office:value-type="string" calcext:value-type="string">
            <text:p>4.90923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rutu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1.24635</text:p>
          </table:table-cell>
          <table:table-cell table:style-name="ce3" office:value-type="string" calcext:value-type="string">
            <text:p>19.029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ugeau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294634</text:p>
          </table:table-cell>
          <table:table-cell table:style-name="ce3" office:value-type="string" calcext:value-type="string">
            <text:p>1.105725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urieu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Burrie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all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7.5935895</text:p>
          </table:table-cell>
          <table:table-cell table:style-name="ce3" office:value-type="string" calcext:value-type="string">
            <text:p>5.73624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therine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9.4072057</text:p>
          </table:table-cell>
          <table:table-cell table:style-name="ce3" office:value-type="string" calcext:value-type="string">
            <text:p>-107.15282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vaignac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6.7733545</text:p>
          </table:table-cell>
          <table:table-cell table:style-name="ce3" office:value-type="string" calcext:value-type="string">
            <text:p>3.06005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éci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6.7007833</text:p>
          </table:table-cell>
          <table:table-cell table:style-name="ce3" office:value-type="string" calcext:value-type="string">
            <text:p>-119.71763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écile'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6.7007833</text:p>
          </table:table-cell>
          <table:table-cell table:style-name="ce3" office:value-type="string" calcext:value-type="string">
            <text:p>-119.71763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l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964519</text:p>
          </table:table-cell>
          <table:table-cell table:style-name="ce3" office:value-type="string" calcext:value-type="string">
            <text:p>4.6802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2178194</text:p>
          </table:table-cell>
          <table:table-cell table:style-name="ce3" office:value-type="string" calcext:value-type="string">
            <text:p>12.66638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ngarnier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6.3119613</text:p>
          </table:table-cell>
          <table:table-cell table:style-name="ce3" office:value-type="string" calcext:value-type="string">
            <text:p>2.34121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rlo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5.2272086</text:p>
          </table:table-cell>
          <table:table-cell table:style-name="ce3" office:value-type="string" calcext:value-type="string">
            <text:p>-80.84308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rist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-43.530955</text:p>
          </table:table-cell>
          <table:table-cell table:style-name="ce3" office:value-type="string" calcext:value-type="string">
            <text:p>172.63664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isy</text:p>
          </table:table-cell>
          <table:table-cell table:style-name="ce6" office:value-type="float" office:value="76" calcext:value-type="float">
            <text:p>7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4.0386318</text:p>
          </table:table-cell>
          <table:table-cell table:style-name="ce3" office:value-type="string" calcext:value-type="string">
            <text:p>18.978614936962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maing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Comin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0.7653265</text:p>
          </table:table-cell>
          <table:table-cell table:style-name="ce3" office:value-type="string" calcext:value-type="string">
            <text:p>3.00663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elmar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2.0022453</text:p>
          </table:table-cell>
          <table:table-cell table:style-name="ce3" office:value-type="string" calcext:value-type="string">
            <text:p>-90.60708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elma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18.5518464</text:p>
          </table:table-cell>
          <table:table-cell table:style-name="ce3" office:value-type="string" calcext:value-type="string">
            <text:p>-72.292007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elphi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2.2745577</text:p>
          </table:table-cell>
          <table:table-cell table:style-name="ce3" office:value-type="string" calcext:value-type="string">
            <text:p>4.96728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eslauriers</text:p>
          </table:table-cell>
          <table:table-cell table:style-name="ce6" office:value-type="float" office:value="175" calcext:value-type="float">
            <text:p>17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1.796892099999994</text:p>
          </table:table-cell>
          <table:table-cell table:style-name="ce3" office:value-type="string" calcext:value-type="string">
            <text:p>-88.227296923863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id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7.333333</text:p>
          </table:table-cell>
          <table:table-cell table:style-name="ce3" office:value-type="string" calcext:value-type="string">
            <text:p>10.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ittmer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8.335609</text:p>
          </table:table-cell>
          <table:table-cell table:style-name="ce3" office:value-type="string" calcext:value-type="string">
            <text:p>-90.688184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ufou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8.7619139</text:p>
          </table:table-cell>
          <table:table-cell table:style-name="ce3" office:value-type="string" calcext:value-type="string">
            <text:p>-121.84287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um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5.8583842</text:p>
          </table:table-cell>
          <table:table-cell table:style-name="ce3" office:value-type="string" calcext:value-type="string">
            <text:p>-101.9728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umersa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umourie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8611145</text:p>
          </table:table-cell>
          <table:table-cell table:style-name="ce3" office:value-type="string" calcext:value-type="string">
            <text:p>2.19060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ussardier</text:p>
          </table:table-cell>
          <table:table-cell table:style-name="ce6" office:value-type="float" office:value="72" calcext:value-type="float">
            <text:p>72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Fénestrang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Flacou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9280712</text:p>
          </table:table-cell>
          <table:table-cell table:style-name="ce3" office:value-type="string" calcext:value-type="string">
            <text:p>1.64676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lambard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4.6572228</text:p>
          </table:table-cell>
          <table:table-cell table:style-name="ce3" office:value-type="string" calcext:value-type="string">
            <text:p>-1.65866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ourier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1357476</text:p>
          </table:table-cell>
          <table:table-cell table:style-name="ce3" office:value-type="string" calcext:value-type="string">
            <text:p>0.06864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rédéric</text:p>
          </table:table-cell>
          <table:table-cell table:style-name="ce6" office:value-type="float" office:value="38" calcext:value-type="float">
            <text:p>3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6591194</text:p>
          </table:table-cell>
          <table:table-cell table:style-name="ce3" office:value-type="string" calcext:value-type="string">
            <text:p>-92.46714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roissar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1135506</text:p>
          </table:table-cell>
          <table:table-cell table:style-name="ce3" office:value-type="string" calcext:value-type="string">
            <text:p>-75.1625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umichon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1738889</text:p>
          </table:table-cell>
          <table:table-cell table:style-name="ce3" office:value-type="string" calcext:value-type="string">
            <text:p>0.371944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éricaul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7.4601017</text:p>
          </table:table-cell>
          <table:table-cell table:style-name="ce3" office:value-type="string" calcext:value-type="string">
            <text:p>-0.52459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ob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6.2548093</text:p>
          </table:table-cell>
          <table:table-cell table:style-name="ce8" office:value-type="string" calcext:value-type="string">
            <text:p>5.78612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oy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0.4248165</text:p>
          </table:table-cell>
          <table:table-cell table:style-name="ce3" office:value-type="string" calcext:value-type="string">
            <text:p>-3.67584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rémonvil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6707917</text:p>
          </table:table-cell>
          <table:table-cell table:style-name="ce3" office:value-type="string" calcext:value-type="string">
            <text:p>0.82719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erbign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6112307</text:p>
          </table:table-cell>
          <table:table-cell table:style-name="ce3" office:value-type="string" calcext:value-type="string">
            <text:p>4.32389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eudr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Hugo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159967</text:p>
          </table:table-cell>
          <table:table-cell table:style-name="ce3" office:value-type="string" calcext:value-type="string">
            <text:p>-92.99327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ussonnet</text:p>
          </table:table-cell>
          <table:table-cell table:style-name="ce6" office:value-type="float" office:value="110" calcext:value-type="float">
            <text:p>110</text:p>
          </table:table-cell>
          <table:table-cell table:style-name="ce3" office:value-type="string" calcext:value-type="string">
            <text:p>PERS</text:p>
          </table:table-cell>
          <table:table-cell table:style-name="ce3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Isido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Jésus-Chris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7622125</text:p>
          </table:table-cell>
          <table:table-cell table:style-name="ce3" office:value-type="string" calcext:value-type="string">
            <text:p>4.82374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Joinv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4433253</text:p>
          </table:table-cell>
          <table:table-cell table:style-name="ce3" office:value-type="string" calcext:value-type="string">
            <text:p>5.13775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Jumilla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2406277</text:p>
          </table:table-cell>
          <table:table-cell table:style-name="ce3" office:value-type="string" calcext:value-type="string">
            <text:p>1.27663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chambeaud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8358949</text:p>
          </table:table-cell>
          <table:table-cell table:style-name="ce3" office:value-type="string" calcext:value-type="string">
            <text:p>2.38582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martine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3.7333214</text:p>
          </table:table-cell>
          <table:table-cell table:style-name="ce3" office:value-type="string" calcext:value-type="string">
            <text:p>-88.56871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morici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4.904794</text:p>
          </table:table-cell>
          <table:table-cell table:style-name="ce3" office:value-type="string" calcext:value-type="string">
            <text:p>-1.02816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romigui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4.5941093</text:p>
          </table:table-cell>
          <table:table-cell table:style-name="ce3" office:value-type="string" calcext:value-type="string">
            <text:p>2.16650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rsilloi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awrenc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8.9719384</text:p>
          </table:table-cell>
          <table:table-cell table:style-name="ce3" office:value-type="string" calcext:value-type="string">
            <text:p>-95.23594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ecorn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1522174</text:p>
          </table:table-cell>
          <table:table-cell table:style-name="ce3" office:value-type="string" calcext:value-type="string">
            <text:p>1.56499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uis-Philippe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8.486949</text:p>
          </table:table-cell>
          <table:table-cell table:style-name="ce3" office:value-type="string" calcext:value-type="string">
            <text:p>76.92584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uise</text:p>
          </table:table-cell>
          <table:table-cell table:style-name="ce6" office:value-type="float" office:value="33" calcext:value-type="float">
            <text:p>3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1858359</text:p>
          </table:table-cell>
          <table:table-cell table:style-name="ce3" office:value-type="string" calcext:value-type="string">
            <text:p>-98.884688531325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varia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abl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6.0860078</text:p>
          </table:table-cell>
          <table:table-cell table:style-name="ce3" office:value-type="string" calcext:value-type="string">
            <text:p>4.06447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dame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1.66549425</text:p>
          </table:table-cell>
          <table:table-cell table:style-name="ce3" office:value-type="string" calcext:value-type="string">
            <text:p>-8.8632912413977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ison-Rou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5598416</text:p>
          </table:table-cell>
          <table:table-cell table:style-name="ce3" office:value-type="string" calcext:value-type="string">
            <text:p>3.15089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lebranch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5.0032886</text:p>
          </table:table-cell>
          <table:table-cell table:style-name="ce3" office:value-type="string" calcext:value-type="string">
            <text:p>135.76871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lthu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-1.2514645</text:p>
          </table:table-cell>
          <table:table-cell table:style-name="ce3" office:value-type="string" calcext:value-type="string">
            <text:p>-78.59036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nue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9.0513265</text:p>
          </table:table-cell>
          <table:table-cell table:style-name="ce3" office:value-type="string" calcext:value-type="string">
            <text:p>-0.49090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c-Anto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2.5488619</text:p>
          </table:table-cell>
          <table:table-cell table:style-name="ce3" office:value-type="string" calcext:value-type="string">
            <text:p>13.40866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th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3.3991831</text:p>
          </table:table-cell>
          <table:table-cell table:style-name="ce8" office:value-type="string" calcext:value-type="string">
            <text:p>-0.23227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tinon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982744</text:p>
          </table:table-cell>
          <table:table-cell table:style-name="ce3" office:value-type="string" calcext:value-type="string">
            <text:p>2.6869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sse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4910498</text:p>
          </table:table-cell>
          <table:table-cell table:style-name="ce3" office:value-type="string" calcext:value-type="string">
            <text:p>0.13604219526411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er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1.349514600000006</text:p>
          </table:table-cell>
          <table:table-cell table:style-name="ce3" office:value-type="string" calcext:value-type="string">
            <text:p>-0.317272797938852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ichel-Ang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3.8885206</text:p>
          </table:table-cell>
          <table:table-cell table:style-name="ce8" office:value-type="string" calcext:value-type="string">
            <text:p>35.47411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ickiewic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2.7616016</text:p>
          </table:table-cell>
          <table:table-cell table:style-name="ce8" office:value-type="string" calcext:value-type="string">
            <text:p>17.46734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ignot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4.3642233</text:p>
          </table:table-cell>
          <table:table-cell table:style-name="ce3" office:value-type="string" calcext:value-type="string">
            <text:p>1.58151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illi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-23.571501750000003</text:p>
          </table:table-cell>
          <table:table-cell table:style-name="ce3" office:value-type="string" calcext:value-type="string">
            <text:p>-46.6402231495355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irabeau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4.0628262</text:p>
          </table:table-cell>
          <table:table-cell table:style-name="ce3" office:value-type="string" calcext:value-type="string">
            <text:p>6.09014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lle Roque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lle Vatna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Muss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6.2169122</text:p>
          </table:table-cell>
          <table:table-cell table:style-name="ce3" office:value-type="string" calcext:value-type="string">
            <text:p>4.32683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abuchodonoso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3.5995307</text:p>
          </table:table-cell>
          <table:table-cell table:style-name="ce3" office:value-type="string" calcext:value-type="string">
            <text:p>1.44346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emour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268026</text:p>
          </table:table-cell>
          <table:table-cell table:style-name="ce3" office:value-type="string" calcext:value-type="string">
            <text:p>2.69530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onancourt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7709287</text:p>
          </table:table-cell>
          <table:table-cell table:style-name="ce3" office:value-type="string" calcext:value-type="string">
            <text:p>1.19774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orvin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8868603</text:p>
          </table:table-cell>
          <table:table-cell table:style-name="ce3" office:value-type="string" calcext:value-type="string">
            <text:p>2.34045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udr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6.5755187</text:p>
          </table:table-cell>
          <table:table-cell table:style-name="ce3" office:value-type="string" calcext:value-type="string">
            <text:p>4.15700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ellerin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7.1591603</text:p>
          </table:table-cell>
          <table:table-cell table:style-name="ce3" office:value-type="string" calcext:value-type="string">
            <text:p>-70.084965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hèd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2.36435245</text:p>
          </table:table-cell>
          <table:table-cell table:style-name="ce3" office:value-type="string" calcext:value-type="string">
            <text:p>4.90242586522968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hidi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6.650194299999995</text:p>
          </table:table-cell>
          <table:table-cell table:style-name="ce3" office:value-type="string" calcext:value-type="string">
            <text:p>25.386917555291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ido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6.8176018</text:p>
          </table:table-cell>
          <table:table-cell table:style-name="ce3" office:value-type="string" calcext:value-type="string">
            <text:p>0.562279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ie I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5541959</text:p>
          </table:table-cell>
          <table:table-cell table:style-name="ce3" office:value-type="string" calcext:value-type="string">
            <text:p>-73.55153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ierre de l'Estoi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oissard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ras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04588</text:p>
          </table:table-cell>
          <table:table-cell table:style-name="ce3" office:value-type="string" calcext:value-type="string">
            <text:p>4.1969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tchard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1.1342238</text:p>
          </table:table-cell>
          <table:table-cell table:style-name="ce3" office:value-type="string" calcext:value-type="string">
            <text:p>-81.00814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egimbart</text:p>
          </table:table-cell>
          <table:table-cell table:style-name="ce6" office:value-type="float" office:value="65" calcext:value-type="float">
            <text:p>65</text:p>
          </table:table-cell>
          <table:table-cell table:style-name="ce3" office:value-type="string" calcext:value-type="string">
            <text:p>PERS</text:p>
          </table:table-cell>
          <table:table-cell table:style-name="ce3"/>
          <table:table-cell table:style-name="ce8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embrand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2.8255331</text:p>
          </table:table-cell>
          <table:table-cell table:style-name="ce3" office:value-type="string" calcext:value-type="string">
            <text:p>-95.16638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emouss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Reynold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7.3762658</text:p>
          </table:table-cell>
          <table:table-cell table:style-name="ce3" office:value-type="string" calcext:value-type="string">
            <text:p>-90.96594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bespierr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8558145</text:p>
          </table:table-cell>
          <table:table-cell table:style-name="ce3" office:value-type="string" calcext:value-type="string">
            <text:p>2.42371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Sim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7445</text:p>
          </table:table-cell>
          <table:table-cell table:style-name="ce3" office:value-type="string" calcext:value-type="string">
            <text:p>3.171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Valér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7292351</text:p>
          </table:table-cell>
          <table:table-cell table:style-name="ce3" office:value-type="string" calcext:value-type="string">
            <text:p>1.74033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ns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9.277565</text:p>
          </table:table-cell>
          <table:table-cell table:style-name="ce3" office:value-type="string" calcext:value-type="string">
            <text:p>2.42913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vign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9.0491048</text:p>
          </table:table-cell>
          <table:table-cell table:style-name="ce3" office:value-type="string" calcext:value-type="string">
            <text:p>-1.339210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énécal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5600369</text:p>
          </table:table-cell>
          <table:table-cell table:style-name="ce3" office:value-type="string" calcext:value-type="string">
            <text:p>-74.9969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hakespea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1.5103767</text:p>
          </table:table-cell>
          <table:table-cell table:style-name="ce3" office:value-type="string" calcext:value-type="string">
            <text:p>-0.13008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taë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1.9866645</text:p>
          </table:table-cell>
          <table:table-cell table:style-name="ce3" office:value-type="string" calcext:value-type="string">
            <text:p>-7.882264001504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ylvi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-22.50820005</text:p>
          </table:table-cell>
          <table:table-cell table:style-name="ce3" office:value-type="string" calcext:value-type="string">
            <text:p>-44.0969027970204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alleyran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0.3596836</text:p>
          </table:table-cell>
          <table:table-cell table:style-name="ce3" office:value-type="string" calcext:value-type="string">
            <text:p>-81.63259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héodor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51.4234709</text:p>
          </table:table-cell>
          <table:table-cell table:style-name="ce3" office:value-type="string" calcext:value-type="string">
            <text:p>-102.920170977523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ropiong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Vanneroy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Vatnaz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PERS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Vaut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8162292</text:p>
          </table:table-cell>
          <table:table-cell table:style-name="ce3" office:value-type="string" calcext:value-type="string">
            <text:p>2.46989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aze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5.2233939</text:p>
          </table:table-cell>
          <table:table-cell table:style-name="ce3" office:value-type="string" calcext:value-type="string">
            <text:p>3.053267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lasque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0.6930024</text:p>
          </table:table-cell>
          <table:table-cell table:style-name="ce3" office:value-type="string" calcext:value-type="string">
            <text:p>-111.89771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énu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32.4334742</text:p>
          </table:table-cell>
          <table:table-cell table:style-name="ce3" office:value-type="string" calcext:value-type="string">
            <text:p>-97.102507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énus de Mil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29.7587574</text:p>
          </table:table-cell>
          <table:table-cell table:style-name="ce3" office:value-type="string" calcext:value-type="string">
            <text:p>-95.36885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oltair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48.917636200000004</text:p>
          </table:table-cell>
          <table:table-cell table:style-name="ce3" office:value-type="string" calcext:value-type="string">
            <text:p>2.28718711933052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dieu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8.2262293</text:p>
          </table:table-cell>
          <table:table-cell table:style-name="ce3" office:value-type="string" calcext:value-type="string">
            <text:p>-72.22377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lbanai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801733</text:p>
          </table:table-cell>
          <table:table-cell table:style-name="ce3" office:value-type="string" calcext:value-type="string">
            <text:p>7.147564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ndalous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2.4765081</text:p>
          </table:table-cell>
          <table:table-cell table:style-name="ce3" office:value-type="string" calcext:value-type="string">
            <text:p>-1.85709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ng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3320432</text:p>
          </table:table-cell>
          <table:table-cell table:style-name="ce3" office:value-type="string" calcext:value-type="string">
            <text:p>1.24319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nton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753554</text:p>
          </table:table-cell>
          <table:table-cell table:style-name="ce3" office:value-type="string" calcext:value-type="string">
            <text:p>2.295942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ma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9.7705</text:p>
          </table:table-cell>
          <table:table-cell table:style-name="ce3" office:value-type="string" calcext:value-type="string">
            <text:p>1.754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auréole du triomph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Bacchant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3.0189604</text:p>
          </table:table-cell>
          <table:table-cell table:style-name="ce3" office:value-type="string" calcext:value-type="string">
            <text:p>5.6636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landar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Balbu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0.1401335</text:p>
          </table:table-cell>
          <table:table-cell table:style-name="ce3" office:value-type="string" calcext:value-type="string">
            <text:p>10.52981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lzac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7091636</text:p>
          </table:table-cell>
          <table:table-cell table:style-name="ce3" office:value-type="string" calcext:value-type="string">
            <text:p>0.14330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rbès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8839388</text:p>
          </table:table-cell>
          <table:table-cell table:style-name="ce3" office:value-type="string" calcext:value-type="string">
            <text:p>2.349370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ron</text:p>
          </table:table-cell>
          <table:table-cell table:style-name="ce6" office:value-type="float" office:value="17" calcext:value-type="float">
            <text:p>1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9.1734779</text:p>
          </table:table-cell>
          <table:table-cell table:style-name="ce3" office:value-type="string" calcext:value-type="string">
            <text:p>2.7315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auch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2.1356524</text:p>
          </table:table-cell>
          <table:table-cell table:style-name="ce3" office:value-type="string" calcext:value-type="string">
            <text:p>24.721188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au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0.500556</text:p>
          </table:table-cell>
          <table:table-cell table:style-name="ce3" office:value-type="string" calcext:value-type="string">
            <text:p>120.38722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aut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7503881</text:p>
          </table:table-cell>
          <table:table-cell table:style-name="ce3" office:value-type="string" calcext:value-type="string">
            <text:p>5.35619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elma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0.1784471</text:p>
          </table:table-cell>
          <table:table-cell table:style-name="ce3" office:value-type="string" calcext:value-type="string">
            <text:p>-74.021803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njour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3894333</text:p>
          </table:table-cell>
          <table:table-cell table:style-name="ce3" office:value-type="string" calcext:value-type="string">
            <text:p>3.44409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ordelai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3.8954729</text:p>
          </table:table-cell>
          <table:table-cell table:style-name="ce3" office:value-type="string" calcext:value-type="string">
            <text:p>-60.89655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b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4.7504346</text:p>
          </table:table-cell>
          <table:table-cell table:style-name="ce3" office:value-type="string" calcext:value-type="string">
            <text:p>-0.08578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ens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3.364653149999995</text:p>
          </table:table-cell>
          <table:table-cell table:style-name="ce3" office:value-type="string" calcext:value-type="string">
            <text:p>-6.0754083705624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rivar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842614</text:p>
          </table:table-cell>
          <table:table-cell table:style-name="ce3" office:value-type="string" calcext:value-type="string">
            <text:p>2.3296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erubin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-34.4668162</text:p>
          </table:table-cell>
          <table:table-cell table:style-name="ce3" office:value-type="string" calcext:value-type="string">
            <text:p>-58.80851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inq-Mar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8586241</text:p>
          </table:table-cell>
          <table:table-cell table:style-name="ce3" office:value-type="string" calcext:value-type="string">
            <text:p>2.32686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itoyen</text:p>
          </table:table-cell>
          <table:table-cell table:style-name="ce6" office:value-type="float" office:value="33" calcext:value-type="float">
            <text:p>3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2.5882525</text:p>
          </table:table-cell>
          <table:table-cell table:style-name="ce3" office:value-type="string" calcext:value-type="string">
            <text:p>-7.96582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ivilisati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9.3068589</text:p>
          </table:table-cell>
          <table:table-cell table:style-name="ce3" office:value-type="string" calcext:value-type="string">
            <text:p>18.08121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lerc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4.443839</text:p>
          </table:table-cell>
          <table:table-cell table:style-name="ce3" office:value-type="string" calcext:value-type="string">
            <text:p>0.312294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mmerc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4.002581</text:p>
          </table:table-cell>
          <table:table-cell table:style-name="ce3" office:value-type="string" calcext:value-type="string">
            <text:p>-118.1565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mpain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3721903</text:p>
          </table:table-cell>
          <table:table-cell table:style-name="ce3" office:value-type="string" calcext:value-type="string">
            <text:p>3.69739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mt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964131</text:p>
          </table:table-cell>
          <table:table-cell table:style-name="ce3" office:value-type="string" calcext:value-type="string">
            <text:p>-0.46188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nsidéra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3.1865894</text:p>
          </table:table-cell>
          <table:table-cell table:style-name="ce3" office:value-type="string" calcext:value-type="string">
            <text:p>2.99304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up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9.4024656</text:p>
          </table:table-cell>
          <table:table-cell table:style-name="ce3" office:value-type="string" calcext:value-type="string">
            <text:p>-72.152931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us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-4.3314159</text:p>
          </table:table-cell>
          <table:table-cell table:style-name="ce3" office:value-type="string" calcext:value-type="string">
            <text:p>55.6627164390462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uraçao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2.21339425</text:p>
          </table:table-cell>
          <table:table-cell table:style-name="ce3" office:value-type="string" calcext:value-type="string">
            <text:p>-69.040849989086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ébardeus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Ecoutez-mo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Egalit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3873575</text:p>
          </table:table-cell>
          <table:table-cell table:style-name="ce3" office:value-type="string" calcext:value-type="string">
            <text:p>0.71472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picer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3.2897095</text:p>
          </table:table-cell>
          <table:table-cell table:style-name="ce3" office:value-type="string" calcext:value-type="string">
            <text:p>3.40620025039682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rar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4004842</text:p>
          </table:table-cell>
          <table:table-cell table:style-name="ce3" office:value-type="string" calcext:value-type="string">
            <text:p>6.590244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vangi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4.8216269</text:p>
          </table:table-cell>
          <table:table-cell table:style-name="ce3" office:value-type="string" calcext:value-type="string">
            <text:p>-0.187330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emme-Sauvag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Garde-Meubl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4515429</text:p>
          </table:table-cell>
          <table:table-cell table:style-name="ce3" office:value-type="string" calcext:value-type="string">
            <text:p>4.111396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oth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0.9494849</text:p>
          </table:table-cell>
          <table:table-cell table:style-name="ce3" office:value-type="string" calcext:value-type="string">
            <text:p>10.70144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avan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Havr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9.5059939</text:p>
          </table:table-cell>
          <table:table-cell table:style-name="ce3" office:value-type="string" calcext:value-type="string">
            <text:p>0.13951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iérarch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houilles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48.9229416</text:p>
          </table:table-cell>
          <table:table-cell table:style-name="ce2" office:value-type="string" calcext:value-type="string">
            <text:p>2.186899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Hyd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2.14935</text:p>
          </table:table-cell>
          <table:table-cell table:style-name="ce3" office:value-type="string" calcext:value-type="string">
            <text:p>24.3663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Jocke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8.1783833</text:p>
          </table:table-cell>
          <table:table-cell table:style-name="ce3" office:value-type="string" calcext:value-type="string">
            <text:p>-87.16333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 Fougère n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Législativ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22.281565450000002</text:p>
          </table:table-cell>
          <table:table-cell table:style-name="ce3" office:value-type="string" calcext:value-type="string">
            <text:p>114.166307659412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etourneu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3.6160954</text:p>
          </table:table-cell>
          <table:table-cell table:style-name="ce3" office:value-type="string" calcext:value-type="string">
            <text:p>-0.96507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gistrat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4.8363569</text:p>
          </table:table-cell>
          <table:table-cell table:style-name="ce3" office:value-type="string" calcext:value-type="string">
            <text:p>-0.579271683596843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nche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9.82921075</text:p>
          </table:table-cell>
          <table:table-cell table:style-name="ce3" office:value-type="string" calcext:value-type="string">
            <text:p>-2.4984536194752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écha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3.0575182</text:p>
          </table:table-cell>
          <table:table-cell table:style-name="ce3" office:value-type="string" calcext:value-type="string">
            <text:p>1.574283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échale</text:p>
          </table:table-cell>
          <table:table-cell table:style-name="ce6" office:value-type="float" office:value="92" calcext:value-type="float">
            <text:p>9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4457223</text:p>
          </table:table-cell>
          <table:table-cell table:style-name="ce3" office:value-type="string" calcext:value-type="string">
            <text:p>1.024983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rseillais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6727325</text:p>
          </table:table-cell>
          <table:table-cell table:style-name="ce3" office:value-type="string" calcext:value-type="string">
            <text:p>5.557535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opo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1.0368401</text:p>
          </table:table-cell>
          <table:table-cell table:style-name="ce3" office:value-type="string" calcext:value-type="string">
            <text:p>3.71313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seigneur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23.142502</text:p>
          </table:table-cell>
          <table:table-cell table:style-name="ce3" office:value-type="string" calcext:value-type="string">
            <text:p>-82.381584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nsieur</text:p>
          </table:table-cell>
          <table:table-cell table:style-name="ce6" office:value-type="float" office:value="25" calcext:value-type="float">
            <text:p>2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7652107</text:p>
          </table:table-cell>
          <table:table-cell table:style-name="ce3" office:value-type="string" calcext:value-type="string">
            <text:p>5.32526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rel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-30.5142862</text:p>
          </table:table-cell>
          <table:table-cell table:style-name="ce3" office:value-type="string" calcext:value-type="string">
            <text:p>151.667973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ationa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9.5863598</text:p>
          </table:table-cell>
          <table:table-cell table:style-name="ce3" office:value-type="string" calcext:value-type="string">
            <text:p>-80.038386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Négr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3.9385277</text:p>
          </table:table-cell>
          <table:table-cell table:style-name="ce3" office:value-type="string" calcext:value-type="string">
            <text:p>1.478224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za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-6.2225267</text:p>
          </table:table-cell>
          <table:table-cell table:style-name="ce3" office:value-type="string" calcext:value-type="string">
            <text:p>145.74833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arlo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ar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765</text:p>
          </table:table-cell>
          <table:table-cell table:style-name="ce9" office:value-type="date" office:date-value="3472-03-01" calcext:value-type="date">
            <text:p>3.34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3.13568</text:p>
          </table:table-cell>
          <table:table-cell table:style-name="ce3" office:value-type="string" calcext:value-type="string">
            <text:p>0.309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eupl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436157</text:p>
          </table:table-cell>
          <table:table-cell table:style-name="ce3" office:value-type="string" calcext:value-type="string">
            <text:p>4.38756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haramon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1.54694795</text:p>
          </table:table-cell>
          <table:table-cell table:style-name="ce3" office:value-type="string" calcext:value-type="string">
            <text:p>-0.2187281539510150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7.5537976</text:p>
          </table:table-cell>
          <table:table-cell table:style-name="ce3" office:value-type="string" calcext:value-type="string">
            <text:p>-77.48123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lonai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800978549999996</text:p>
          </table:table-cell>
          <table:table-cell table:style-name="ce3" office:value-type="string" calcext:value-type="string">
            <text:p>-0.1406523386561808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lonais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6.045134</text:p>
          </table:table-cell>
          <table:table-cell table:style-name="ce3" office:value-type="string" calcext:value-type="string">
            <text:p>-115.137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rt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2641017</text:p>
          </table:table-cell>
          <table:table-cell table:style-name="ce3" office:value-type="string" calcext:value-type="string">
            <text:p>8.653428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uvoir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103003</text:p>
          </table:table-cell>
          <table:table-cell table:style-name="ce3" office:value-type="string" calcext:value-type="string">
            <text:p>-2.44192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ivilè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8.9578741</text:p>
          </table:table-cell>
          <table:table-cell table:style-name="ce3" office:value-type="string" calcext:value-type="string">
            <text:p>1.40831318835518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oudhon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5169047</text:p>
          </table:table-cell>
          <table:table-cell table:style-name="ce3" office:value-type="string" calcext:value-type="string">
            <text:p>6.787855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ovidenc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1.8239891</text:p>
          </table:table-cell>
          <table:table-cell table:style-name="ce3" office:value-type="string" calcext:value-type="string">
            <text:p>-71.41283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sych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70592835</text:p>
          </table:table-cell>
          <table:table-cell table:style-name="ce3" office:value-type="string" calcext:value-type="string">
            <text:p>20.5100102204787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Quelques-uns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quoi</text:p>
          </table:table-cell>
          <table:table-cell table:style-name="ce6" office:value-type="float" office:value="54" calcext:value-type="float">
            <text:p>5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6.75512</text:p>
          </table:table-cell>
          <table:table-cell table:style-name="ce3" office:value-type="string" calcext:value-type="string">
            <text:p>-10.4521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enaissance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1.8732987</text:p>
          </table:table-cell>
          <table:table-cell table:style-name="ce3" office:value-type="string" calcext:value-type="string">
            <text:p>-87.62479032530325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chefo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9438412</text:p>
          </table:table-cell>
          <table:table-cell table:style-name="ce3" office:value-type="string" calcext:value-type="string">
            <text:p>-0.968751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gériu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0776592</text:p>
          </table:table-cell>
          <table:table-cell table:style-name="ce3" office:value-type="string" calcext:value-type="string">
            <text:p>21.91642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mé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9.6406708</text:p>
          </table:table-cell>
          <table:table-cell table:style-name="ce3" office:value-type="string" calcext:value-type="string">
            <text:p>-71.860357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sanette</text:p>
          </table:table-cell>
          <table:table-cell table:style-name="ce6" office:value-type="float" office:value="144" calcext:value-type="float">
            <text:p>144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rosea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7710371</text:p>
          </table:table-cell>
          <table:table-cell table:style-name="ce3" office:value-type="string" calcext:value-type="string">
            <text:p>-95.769788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senwal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8.7966485</text:p>
          </table:table-cell>
          <table:table-cell table:style-name="ce3" office:value-type="string" calcext:value-type="string">
            <text:p>7.843589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ssin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5.0770681</text:p>
          </table:table-cell>
          <table:table-cell table:style-name="ce3" office:value-type="string" calcext:value-type="string">
            <text:p>7.695876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Roussea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19.0590533</text:p>
          </table:table-cell>
          <table:table-cell table:style-name="ce3" office:value-type="string" calcext:value-type="string">
            <text:p>-72.29067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-Ferdinan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107279</text:p>
          </table:table-cell>
          <table:table-cell table:style-name="ce3" office:value-type="string" calcext:value-type="string">
            <text:p>-71.57352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inte-Pélag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2288634</text:p>
          </table:table-cell>
          <table:table-cell table:style-name="ce3" office:value-type="string" calcext:value-type="string">
            <text:p>-1.52005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auvagess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7.9330071</text:p>
          </table:table-cell>
          <table:table-cell table:style-name="ce3" office:value-type="string" calcext:value-type="string">
            <text:p>-68.76187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Sombaz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-18.9744055</text:p>
          </table:table-cell>
          <table:table-cell table:style-name="ce3" office:value-type="string" calcext:value-type="string">
            <text:p>-169.85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6" office:value-type="float" office:value="37" calcext:value-type="float">
            <text:p>3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-18.9744055</text:p>
          </table:table-cell>
          <table:table-cell table:style-name="ce3" office:value-type="string" calcext:value-type="string">
            <text:p>-169.858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ournure d'infirm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Troisièm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46.5119988</text:p>
          </table:table-cell>
          <table:table-cell table:style-name="ce3" office:value-type="string" calcext:value-type="string">
            <text:p>-1.151170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urqu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36.77730285</text:p>
          </table:table-cell>
          <table:table-cell table:style-name="ce3" office:value-type="string" calcext:value-type="string">
            <text:p>3.037167871492946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Turvis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Varau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Winckelman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59.9413529</text:p>
          </table:table-cell>
          <table:table-cell table:style-name="ce3" office:value-type="string" calcext:value-type="string">
            <text:p>30.317951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>
            <text:p>Bohême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AMB</text:p>
          </table:table-cell>
          <table:table-cell table:style-name="ce4" office:value-type="string" calcext:value-type="string">
            <text:p>49.5123438</text:p>
          </table:table-cell>
          <table:table-cell table:style-name="ce4" office:value-type="string" calcext:value-type="string">
            <text:p>4.87216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Cadi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36.5297438</text:p>
          </table:table-cell>
          <table:table-cell table:style-name="ce3" office:value-type="string" calcext:value-type="string">
            <text:p>-6.292897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scad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7.3271465</text:p>
          </table:table-cell>
          <table:table-cell table:style-name="ce3" office:value-type="string" calcext:value-type="string">
            <text:p>-111.328124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ampagn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5.831944</text:p>
          </table:table-cell>
          <table:table-cell table:style-name="ce3" office:value-type="string" calcext:value-type="string">
            <text:p>-0.90666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h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7.024882399999996</text:p>
          </table:table-cell>
          <table:table-cell table:style-name="ce3" office:value-type="string" calcext:value-type="string">
            <text:p>2.57533336066557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onservatoi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8.14981725</text:p>
          </table:table-cell>
          <table:table-cell table:style-name="ce3" office:value-type="string" calcext:value-type="string">
            <text:p>17.10469982137938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Do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8.26652385</text:p>
          </table:table-cell>
          <table:table-cell table:style-name="ce3" office:value-type="string" calcext:value-type="string">
            <text:p>22.061426404511238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E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9.0756358</text:p>
          </table:table-cell>
          <table:table-cell table:style-name="ce3" office:value-type="string" calcext:value-type="string">
            <text:p>0.965202594477479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Franchar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8.4099062</text:p>
          </table:table-cell>
          <table:table-cell table:style-name="ce3" office:value-type="string" calcext:value-type="string">
            <text:p>2.632012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Gymnas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8.80873255</text:p>
          </table:table-cell>
          <table:table-cell table:style-name="ce3" office:value-type="string" calcext:value-type="string">
            <text:p>2.05308805361136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ippodrom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1.00654125</text:p>
          </table:table-cell>
          <table:table-cell table:style-name="ce3" office:value-type="string" calcext:value-type="string">
            <text:p>28.97600336141161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afaye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30.2043259</text:p>
          </table:table-cell>
          <table:table-cell table:style-name="ce3" office:value-type="string" calcext:value-type="string">
            <text:p>-92.029881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edru-Rollin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8.8512945</text:p>
          </table:table-cell>
          <table:table-cell table:style-name="ce3" office:value-type="string" calcext:value-type="string">
            <text:p>2.376027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Lorra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8.71557405</text:p>
          </table:table-cell>
          <table:table-cell table:style-name="ce3" office:value-type="string" calcext:value-type="string">
            <text:p>6.14246019610068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az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9.60083</text:p>
          </table:table-cell>
          <table:table-cell table:style-name="ce3" office:value-type="string" calcext:value-type="string">
            <text:p>5.0921632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Morman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Napoléon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1.3922726</text:p>
          </table:table-cell>
          <table:table-cell table:style-name="ce3" office:value-type="string" calcext:value-type="string">
            <text:p>-84.125224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Nord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AMB</text:p>
          </table:table-cell>
          <table:table-cell table:style-name="ce2" office:value-type="string" calcext:value-type="string">
            <text:p>50.52896715</text:p>
          </table:table-cell>
          <table:table-cell table:style-name="ce2" office:value-type="string" calcext:value-type="string">
            <text:p>3.088352369446485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Olymp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39.9558822</text:p>
          </table:table-cell>
          <table:table-cell table:style-name="ce3" office:value-type="string" calcext:value-type="string">
            <text:p>22.5061897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Orient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21.82707225</text:p>
          </table:table-cell>
          <table:table-cell table:style-name="ce3" office:value-type="string" calcext:value-type="string">
            <text:p>83.9099872227645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orte cochèr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39.3522152</text:p>
          </table:table-cell>
          <table:table-cell table:style-name="ce3" office:value-type="string" calcext:value-type="string">
            <text:p>-74.445455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Prad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41.9203967</text:p>
          </table:table-cell>
          <table:table-cell table:style-name="ce3" office:value-type="string" calcext:value-type="string">
            <text:p>-5.420394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>
            <text:p>Trône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MB</text:p>
          </table:table-cell>
          <table:table-cell table:style-name="ce4" office:value-type="string" calcext:value-type="string">
            <text:p>50.841247</text:p>
          </table:table-cell>
          <table:table-cell table:style-name="ce4" office:value-type="string" calcext:value-type="string">
            <text:p>4.3665164</text:p>
          </table:table-cell>
          <table:table-cell table:style-name="ce4"/>
          <table:table-cell table:number-columns-repeated="1018"/>
        </table:table-row>
        <table:table-row table:style-name="ro2" table:number-rows-repeated="10481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SFRA" table:style-name="ta2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TesseractFra-PNG</text:p>
          </table:table-cell>
          <table:table-cell table:style-name="ce3" office:value-type="string" calcext:value-type="string">
            <text:p>frequence</text:p>
          </table:table-cell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commentai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b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gér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hamb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lem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ériq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érique du S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ie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glet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is-francs de la Cit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 de triomp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hevêqu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o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pre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b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eu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ver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gat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cel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-Bré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til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gi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lev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che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le- vyard Poissonn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log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rg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rgo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é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é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tag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zanç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iforn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rpent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verne-des- Brigan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- “elle Saint-Nicol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illo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ï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âl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b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ps-Élysé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n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ent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tr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ât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âteau-d'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âtel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âtil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oise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té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é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be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j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e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Éco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p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rop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ntainebl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tel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sca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re du Hav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nè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vr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ng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é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ali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al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v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rdin des Tuileri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uffro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uedo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v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b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d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g-Ro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v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xem- “our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ele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r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i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ché-aux- “ühev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u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u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- ter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-Saint-Mich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ata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erea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mart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stagan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p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uil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gent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gent-sur-S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re-Dam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dé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lais- Roy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lais-Roy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ler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n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nthé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thé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card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é-\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/>
          <table:table-cell table:style-name="ce3" office:value-type="string" calcext:value-type="string">
            <text:p>le Piémo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ce d’Arm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Bast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Bour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Concord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Madel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u Carrous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itie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og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nt-Neu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Mai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Saint-Den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Saint-Mart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mbut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h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cheli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vo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m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Cau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Coq-Hér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'Anjo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auph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Choiseu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Fleur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Gram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’Arc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Fer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Har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Pa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Ro- qu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Marbœu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Parad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Prov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 Francs-Bourgeois-Saint-# Mich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 Marty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 Trois-Mari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 Trois-R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car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rou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uph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Grange-Batel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Haute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Joube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L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Notre-Dame-des-Victoi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Parad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Roy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Rumfor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A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Honor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Jacqu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ouff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Transnon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Tronche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ss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Anto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Clou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Den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Franç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Gerv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Laur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Lou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Marc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Mar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Pa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Ro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e- Chap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e-Geneviè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o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laman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ône-et- Lo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um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n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é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èv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rdu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è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is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rains de Bellev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éâtre-Franç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ie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rto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ye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nis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r- sail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rsail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llenaux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ncen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II° arrondisse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on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or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ib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breci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br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istopha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oux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so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éran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tin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ckst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nqu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tr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ntô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ut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geau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rie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rri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ussid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vaigna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écil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ngarni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ri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sy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- ” ma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ain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i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mbr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ma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m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ph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lau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lau- rli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lau- s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laurier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ane Infern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tim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ttm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f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m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mer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mouri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ssardier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énestrang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la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chambeau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uquier-Tin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ur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-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- déri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dé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déc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deri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déric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déricæ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déri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iss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issa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umicho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éricau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s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y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s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émonv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émonw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big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ud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sonnet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sonnet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ido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ésus-Chri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in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milla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sson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mart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moric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romigu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rsill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wr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corn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is-Philip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is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vari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b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am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ison-Rou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lth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u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th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tino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sse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chel-A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gno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lli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rab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ss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buchodonos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mo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nancou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rvi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ller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è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idi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d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e 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erre de l'Esto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issard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gimba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mbrand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mous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ynol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bespi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Sim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Valé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s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vig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énécal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ë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lleyr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as- qu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n- mero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nnero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tnaz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ut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ze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én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énus de Mi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ltai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âteaur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nindustri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ieu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bana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alou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o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- N t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m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réole du triomp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chan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land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lb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lz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bè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thélem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u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aut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m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n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quet- du-Roiï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b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pit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vaign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ns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b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bonn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ivar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érubi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ng-M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toye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vilis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éme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r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mer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ai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-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idér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s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raça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ébardeus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galit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-c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é- “a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mme-Sauv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é- quenter Séné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ères-Siam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rde-Meub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lu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th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uvern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va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vr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érarch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uill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y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amar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île étro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repr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- mob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l’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 Foug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cham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men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égislati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él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onn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r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tourn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L Provid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ise l’em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° Beau- -mi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ch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c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échale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n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seillais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tinon.##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ut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ckiewi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yanç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aldesch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sei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re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rédéri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ro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égr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te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za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éch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é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up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aramo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isir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ona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onai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u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uvoi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udh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venç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elques-un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oi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aiss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 n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- sanet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chefo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géri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mé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qu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el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ette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nett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si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uss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uvages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é- #Mié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énécal au- tref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én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 S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mbaz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éréoty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lo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b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urnure d'infir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ent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is- wrères-Provenç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isiè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plo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rq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rvi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r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tion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rge sus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urd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us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lig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bitud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car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gis- Mat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l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hè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pag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ervato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h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ymnas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fay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dru-Roll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r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z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rma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poléo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r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rie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cochè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nd-Poi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hê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ô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2" table:number-rows-repeated="10479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AKEN" table:style-name="ta3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Kraken-base</text:p>
          </table:table-cell>
          <table:table-cell table:style-name="ce3" office:value-type="string" calcext:value-type="string">
            <text:p>frequence</text:p>
          </table:table-cell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commentai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 Chaillot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Elbeu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la Bour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langle d la ruc Saint-llon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ge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lem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ie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iens.L' ED UCAI0N SENIME NTALE 383 Iusson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glet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 de triomp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o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pre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b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lcu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2"/>
          <table:table-cell table:style-name="ce3" office:value-type="string" calcext:value-type="string">
            <text:p>le petit jardin d'Auteu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uver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gat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til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gi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ng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che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log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rg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rgo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tag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zanc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iforn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rpenlt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i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b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p e MI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p-de-M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n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ent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tr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t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t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tel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ne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tel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til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l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oise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duisit rue des Francs-Bourgeois-Saint- Micl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tantinop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be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o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yse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p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land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leur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tel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eL' iIUCATION S1NTI1MIENTA 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sca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re du Hav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v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re-aux-Fc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e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e Saint-Lo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ali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p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uffro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uedo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b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lle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d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g-llo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r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2"/>
          <table:table-cell table:style-name="ce3" office:value-type="string" calcext:value-type="string">
            <text:p>LOUVR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uv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xem- our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xemb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ele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r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cle-aux- hev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2"/>
          <table:table-cell table:style-name="ce3" office:value-type="string" calcext:value-type="string">
            <text:p>la rue du Marcle-aux-</text:p>
            <text:p>hevaux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u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u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adele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ontmart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useu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- ter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-Saint-Mich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ata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erea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martr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stagan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p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uil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gent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rc-D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re-D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tre-Du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rl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- lais-Roy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lais- Roy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lais-Roy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ler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nthe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isl C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the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re-Lacha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card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2"/>
          <table:table-cell table:style-name="ce3" office:value-type="string" calcext:value-type="string">
            <text:p>le Pie-</text:p>
            <text:p>mon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ce de la Bast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Bour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Con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ce de la Madel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iti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o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Saint-Mar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Suint-Mu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v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mbut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cheli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vo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Cau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'Anjo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auph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Chab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Choisce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Choiseu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Cle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Fleur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Gram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'Arc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Fer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Pa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 R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Lav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 Marbueu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 Irois-ll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 Trois-Maric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escar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Drou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Iaute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Joube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L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MIontmart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Notre-Dame-des-Victoi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Parad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Rumf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Jacqu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Ml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-Vi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ainte-A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int-A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Souf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Transnon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Tronche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Vivic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e Vivien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ss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 Ferdin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Anto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Clou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Clo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Deni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Lo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Mlarc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Pa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Ro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e- Chap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e-Genevie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o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t-tGerv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laman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e-et- Lo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um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n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rdu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rlu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e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is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res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v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rains de Bellev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cad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y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nis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r- sail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rsail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ncen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rt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on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or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ib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breci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br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oux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l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sso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tin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ckst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tr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ut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rie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ussidie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vaigna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ngarn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ri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s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ain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i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pern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ma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m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ph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laurier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ttm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f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m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mer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mouri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ssardier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la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chambea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ur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ois 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ois I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deric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dl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dric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edec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ederic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edl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edri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eleric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elri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ile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leric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l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lric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iss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umich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ricau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- lefroy Cavaign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b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y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s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emonvil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monvil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uiz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ud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ussonne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lussonn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son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ssonnet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egimba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esus-Chr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in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milla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mart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rsill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corn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is-Philip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is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- erthelm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u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t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tin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sse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chel-An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ckiewic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gno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rab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b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buchodonos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mo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nancou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lleri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d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z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issard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gim- ba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gimbar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gimnba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bespi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s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vig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lleyr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n- nero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nnero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tna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ut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ze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ltair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0N sEN TIMENTAL E 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bas Guiz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bas lritchrl I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bient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ccmb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IL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 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.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8 L'EUCA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olissons-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ieu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m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h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h l merc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h l sainte Vie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hII Sainte-Vierge 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hl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hl enfinl enfin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I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' EDUcATI0N SENTIMENTALE 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i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lez-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lon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L'EnUcA TI0N sENTIMENTALE 311 ro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alo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on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osano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oll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portez-m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ist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o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oux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Tt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 N s1NTIM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N 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N SENTIMENT 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N SENTIMENT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N SENTIM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N SNTIMIENTALE 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0ON S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TION SENTIME N 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m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reole du triomp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ori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he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land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lb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lz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bb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b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thlem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u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m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lo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2"/>
          <table:table-cell table:style-name="ce3" office:value-type="string" calcext:value-type="string">
            <text:p>le bois de Boulogn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njou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nsoi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quet- du-Il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rse oi l'on d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uttevila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nt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v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gc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 AT10N S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b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mez-vous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nonni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pit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TI0N SENT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TI0N SENTIM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TI0N SENTIMENT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TI0N SENTIMIEN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uther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ATI0N sENTI ENTALE A 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i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c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ci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lui-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ns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s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bonn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rivar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rubi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vc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z MIme Arno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u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toye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toye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u-.l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m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er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mp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b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m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ment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mentl Ahl non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ai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fer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ervons-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ider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ole-t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saqu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s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a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t rce <text:s/>MIarti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tes sr 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vilis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 UCATI0N SENTIMIENTA LE 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CCATI0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bard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cid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hard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j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t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 TI0N SEN T 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 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T10N SENTIME 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T10N SENTIMENTA 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TI0N SENTIENTALE I17 m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TI0N SENTIM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TI0N SENTIMENT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che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ssarl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ssurd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 UCA TI0 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 UcA TI0N SENTIMIENTALE 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 UCATI0N SsENTIMAENTA LE a-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C 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cATI0N SENT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cATI0N SENTIMENTALE 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ICATI0N SENTIMENTA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 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 TI0N SENTIM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 TI0N sENTIMIENTAIE 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r10N SENTIMENTALE 187 pretex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10N sENTIMENTALE 6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10N SENTIMENTALE Dagne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EN1ALE Sene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IENTALE 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IENTALE I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ENTALE 11 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ENTALE 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IENTAILE 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MIENTALE 3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Y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ENTIYENTALE 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UCATI0N sSENTIMENTAILE 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gal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h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mbrasse-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cATI0N sENTIMIENTAIL E 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DUcATI0N SENTIMENTAILE aa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li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tr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 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 ATI0N SENTIMIENTALE 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 TI0N SENTIMIEN 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r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0N SENTIM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0N sENTIMIEN1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0N sENTIMIENTALE 105 ga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0N SENTIYIENTALE I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UcATION SENTIME NTA LE 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pUcATI0N sENTIMENTAILE 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-c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cA TI0N SENTIMENTALE IL ne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cA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CATI0N SENTIMIEN'ALE 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CATI0N sSE N TIME NTA 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ang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cuse-m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e- a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meux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deri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DUCcATI0N SENT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li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mnme-Sauv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.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nisse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u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rde-Meub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re ai lustrel <text:s/>F6d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m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th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stez doncl n souffla Arn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uill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ir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m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DUCA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ED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Et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Fedi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0N SE NTI11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ava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IIIIIt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ntellig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rm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ussonne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Iussonne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aromigu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uissez-m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y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beci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i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on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os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ouss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raya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ro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a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 <text:s/>EDUCATI0N SEN T 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 MUCATI0N 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 UCATI0N SENTIM 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.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 Foug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clam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issez-moi tran- qu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men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moric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bve-t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 vaisseau d 1Et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tournc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gislati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ber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pUCAT1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la Mon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uise l'em- barrassa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i-m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i-m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gnifi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lentend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m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ch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c- nto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cch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cha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echal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ech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ecl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seillais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the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ul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rc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ai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art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artin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erc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M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o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onseign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rb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seri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ud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aison-ou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artin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igno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inist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urechale carrement.182 IL' iEU CAT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M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mic Arn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i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lib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sieu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a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r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re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P Beau- mi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CAII0N SENTIMIE NTAL 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 E NIALE 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I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2690 Ft Forchambe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A-a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aal peti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h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k-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ENTALE l Pnr la rue Duph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IE NTA 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IENTALE 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IENTALE 33 se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MIENTALE eaA 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ENTIN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 sSENTIMIENTALE ll Frl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tion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AT10N SENTIMIE NTAI.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gric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gcnlt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n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TALE l-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CATI0N SENTIMENT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llem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h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h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h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za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.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ble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bleu l 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l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t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rmettez-m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r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up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aramo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e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t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isir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isson l 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ler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ona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onai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<text:s/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coch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e 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ur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urquoi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uvoi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enez-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itchur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g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pri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t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udh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vid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r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'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'as-t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elquefoi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est-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tro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publiqu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- taur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v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chelic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me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ct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ett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ett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annet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ug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uss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Fran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Sim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-Val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nte-Pelag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lu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uvagc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nec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necal au- tref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NTIMIENTA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y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ca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ec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ecale 18I IL iCAIUN S ENTIMENT A 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ete des Fa- mil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ignez-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mba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m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aint-Barthelem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l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is-t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pec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b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te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Frede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Frl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odo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0N SENTIMI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0N SENTIN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b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ensl pourqu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ut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b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iom- 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is- rbres-Provenc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oplo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 m'aim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rq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rvi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 ATI0N SENTIMENTALE x-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ATI0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ATI0N S ENTIMIE NTALE 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ATI0N SENTIMEN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ATI0N SENTIMENT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ATI0N SENTIMIENTALE d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cATI0N sSENTIN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s-y gaic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ux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comt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rge sus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n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l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yon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raiment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ur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utna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Wicom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Ver- th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 pensez-vous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hev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- di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m- pg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2"/>
          <table:table-cell table:style-name="ce3" office:value-type="string" calcext:value-type="string">
            <text:p>la Champagn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hampag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tat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ch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ymnas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edru-Hlol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elru-llol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ond-Poi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fay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dru-lt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dru-Roll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r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rma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pol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pol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lle arrondissc- n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r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po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ric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21"/>
        </table:table-row>
        <table:table-row table:style-name="ro2" table:number-rows-repeated="10477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E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statut</text:p>
          </table:table-cell>
          <table:table-cell table:style-name="ce3" office:value-type="string" calcext:value-type="string">
            <text:p>TesseractFra-PNG</text:p>
          </table:table-cell>
          <table:table-cell table:style-name="ce3" office:value-type="string" calcext:value-type="string">
            <text:p>frequence</text:p>
          </table:table-cell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Kraken-base</text:p>
          </table:table-cell>
          <table:table-cell table:style-name="ce3" office:value-type="string" calcext:value-type="string">
            <text:p>frequence</text:p>
          </table:table-cell>
          <table:table-cell table:style-name="ce3" office:value-type="string" calcext:value-type="string">
            <text:p>statu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 Chaillot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VP</text:p>
          </table:table-cell>
          <table:table-cell table:style-name="ce3" office:value-type="string" calcext:value-type="string">
            <text:p>Ab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 Chaillot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l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lgér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 Elbeu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géri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 la Bour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lemagn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 langle d la ruc Saint-llon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ériqu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ériq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b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érique du Su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érique du S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lge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ien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ie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dil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nd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ie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gleterr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nglet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iens.L' ED UCAI0N SENIME NTALE 383 Iusson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c de triomph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pis-francs de la Cit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nglet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chevêqu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rc de triomp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rc de triomp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co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rchevêqu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rco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premo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rco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spre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b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spre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b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teuil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b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lcu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verg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teu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ver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gate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ver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gat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rcelo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gat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stil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s-Bréa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rcel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lgi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still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s-Bré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ng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lgiqu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stil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lle-Is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lgi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llev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llev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rdea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llevu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che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nga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log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r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rdeau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rg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che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rgo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cher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le- vyard Poissonn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levard des Capucin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log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e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levard Poissonni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rg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etag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logn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ourgo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uzanc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rg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aliforn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rgog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é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arpenlt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a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e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i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é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é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i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éda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retag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mb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etag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uzanç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mp e MI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etagne Arno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aliforn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mp-de-M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uzanç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arpent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liforn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averne-des- Brigan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rent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rpentr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- “elle Saint-Nicol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rtr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verne-des-Brigand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illo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t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ill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ï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t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il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âl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tel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âlon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mb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mbor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mps-Élysé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ine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mps-Elysée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itel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n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rent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itil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rent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artr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l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rtres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ât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âteau-d'Ea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âteau-d'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loise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âtelet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âtel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n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âtill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âtil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nduisit rue des Francs-Bourgeois-Saint- Micl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in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nstantinop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té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hoise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rbe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cor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ité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rei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beil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lé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Eco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n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Elyse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rbei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Esp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j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or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land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re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Crei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leur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cos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Dij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ortel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pagn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Dre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urop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Éco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ranceL' iIUCATION S1NTI1MIENTA 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ubourg Poissonnièr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Espa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rasca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landr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Europ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gare du Hav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ntainebleau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ontainebl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Hav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rtell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ortel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are-aux-Fc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e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ascat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Frasca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le Saint-Lo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are du Hav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gare du Hav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tali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nèv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Jap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avre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Havr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Jouffro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ongr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Hong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anguedo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ôtel-Die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é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a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én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n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ib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tali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talie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tal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ille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vr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Iv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nd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ap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Jap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ng-llo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ouffro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jardin des Tuileri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r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nguedo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Jouffro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ti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anguedo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uv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val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a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uxem- our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ba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av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uxemb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l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ib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ndr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y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ng-Roch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nd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dele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uvr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ng-Ro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ouv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rcle-aux- hev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uxem- “our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deleine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dri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Ly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elu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c-aux-Fé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dele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eu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io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Iadele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i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lontmart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lu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rché-aux- “ühev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luseu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ud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- ter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t-Saint-Miche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-Saint-Mich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tatai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elu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ata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tereau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eu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erea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tmartre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- ter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martr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stagane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-Saint-Mich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stagan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ata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ant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pl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erea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ap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uill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ntmart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euil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gent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Mostagan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gent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gent Mlle Vatna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ant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trc-D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gent-sur-Se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ap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tre-D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tre-Dam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euil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tre-Du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dé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gent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i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gent-sur-S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Orlea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Notre-Dam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- lais-Roy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sa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Odé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lais- Roy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lais-Royal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O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lais-Roy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lerm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Orléan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ler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nthéon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lais- Roy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nthe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lais-Roy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agu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6" office:value-type="float" office:value="68" calcext:value-type="float">
            <text:p>6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ler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is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thén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n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isl C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ék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nthé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ère-Lachai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agu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ere-Lacha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card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is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icard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émo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arthé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i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ce de la Bast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icard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Bast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ce de la Bours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ié-\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Bour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ce de la Concord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’Arm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Con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ce de la Madele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Bast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Madel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ce du Carrouse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Bour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iti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itier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Concord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log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ogn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e la Madel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rte Saint-Mar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nt-Neuf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lace du Carrous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rte Suint-Mu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te Maillo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itie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rov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te Saint-Den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log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ambut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te Saint-Martin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nt-Neu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ichelie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quai Napoléon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rte Mai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ivo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hin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rte Saint-Den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Cau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helie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porte Saint-Mart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'Anjo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vol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ambut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auph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m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h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Chab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Caumart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icheli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Choisce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'Anjo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ivo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Choiseu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auph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om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Cle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Chabro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Cau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Fleur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Choiseul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Coq-Hér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Gram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Clér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'Anjo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'Arc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Fleuru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auph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Fer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Grammo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Choiseu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Pa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l'Arca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Fleur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R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la Ferm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Grammo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v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la Harp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’Arc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Marbueu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la Pai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Fer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 Irois-ll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la Roque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Har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 Trois-Maric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Marbeuf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Pa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car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 Provenc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la Ro- qu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rou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s Martyr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Marbœu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Iaute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s Trois-Mari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Parad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Joube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s Trois-Ro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 Prov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L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escart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 Francs-Bourgeois-Saint-# Mich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MIontmart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rou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 Marty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Notre-Dame-des-Victoi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u Marché-aux-Cheva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 Trois-Mari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Parad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Duph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 Trois-R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Rumf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Hautevil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escar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Jacqu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Joube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rou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Lafaye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Duph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Ml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Notre-Dame-des-Victoir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Grange-Batel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Vi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Paradis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Haute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e-A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Roya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Joube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int-A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Rumford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L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ouf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Saint-Honor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Notre-Dame-des-Victoi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Transnon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Saint-Hyacinth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Parad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Tronche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Saint-Jacques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Roy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Vivic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Saint-Marti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Rumfor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Vivien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Sainte-An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A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ss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Souffl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Honor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 Ferdin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Transnona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Jacqu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Anto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Tronchet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aint-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Clou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e Vivienn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Souff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Clo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ssi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Transnon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Deni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Antoi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e Tronche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Lo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Cloud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Russ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Mart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Deni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Anto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Mlarc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Franço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Clou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Pa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Gerv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Den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Ro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Lauren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Franç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e- Chap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Loui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Gerv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e-Genevie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Marcea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Laur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o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Mart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Lou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t-tGerv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Pau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Marc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laman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Roch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Mart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ne-et- Lo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e-Genevièv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Pau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um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ong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-Ro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e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lamanqu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e- Chape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en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ône-et-Loi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e-Geneviè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e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um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into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ourdu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ine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laman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ourlu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n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ône-et- Lo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ue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év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aum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uis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èvr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ein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ures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urdu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en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v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èd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é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s de Bellev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iss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èvr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rocad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res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ourdu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roy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rrains de Bellevil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uè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al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hier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uis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enis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rton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s de Bellev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er- sail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royes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héâtre-Franç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ersail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lenc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hie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ie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nise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orto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incen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rsaille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roye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Wert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en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al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Yon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lle-de-Monterea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enis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Yor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llenaux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er- sail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lib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lleneuve-Saint-Georg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ersaill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breci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ncenne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ien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mbr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rther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illenaux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rnoux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XIIe arrondissemen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Vincen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A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on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XII° arrondisse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sl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Yor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Yon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asso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ibau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PERS</text:p>
          </table:table-cell>
          <table:table-cell table:style-name="ce3" office:value-type="string" calcext:value-type="string">
            <text:p>Yor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Bertin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brecicou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ib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lackst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breu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mbreci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outr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istopha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mbr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re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noux</text:p>
          </table:table-cell>
          <table:table-cell table:style-name="ce6" office:value-type="float" office:value="43" calcext:value-type="float">
            <text:p>4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ristopha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rut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rnoux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urie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rthélém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a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ssol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asso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aussidie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én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éran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avaigna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éranger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ertin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rtina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lackst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lacksto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lanqu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ngarn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lanqu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outr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ri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utron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rantô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is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antôm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rut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omain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ugeau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omi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utu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urie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opern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ugeaud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Burri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lma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urieu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al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lm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urrie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aussid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lph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ll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avaigna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slaurier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therine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écil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i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vaignac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l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ittm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éci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f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écile'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ngarni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m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l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mer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hri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mouri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ngarnier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isy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ssardier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rlo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o- ” ma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la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rist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omain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orchambea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sy</text:p>
          </table:table-cell>
          <table:table-cell table:style-name="ce6" office:value-type="float" office:value="76" calcext:value-type="float">
            <text:p>7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Comi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our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aing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ambr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ancois 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in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lma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ancois I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lmar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lm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deric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lma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lph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dl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lphin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slau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dric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slauriers</text:p>
          </table:table-cell>
          <table:table-cell table:style-name="ce6" office:value-type="float" office:value="175" calcext:value-type="float">
            <text:p>17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slau- rli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edec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d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slau- s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ederic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ttmer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eslaurier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edlri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fou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iane Infern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edri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m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id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eleric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mersa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itim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elri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mourie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ittm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ssardier</text:p>
          </table:table-cell>
          <table:table-cell table:style-name="ce6" office:value-type="float" office:value="72" calcext:value-type="float">
            <text:p>7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f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ile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énestrang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m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leric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lacou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mer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l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lambard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mouri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lric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urier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Dussardier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oiss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édéric</text:p>
          </table:table-cell>
          <table:table-cell table:style-name="ce6" office:value-type="float" office:value="38" calcext:value-type="float">
            <text:p>3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énestrang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umich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oissar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laco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ericau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umichon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orchambeau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o- lefroy Cavaign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éricaul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ouquier-Tin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ob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b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our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oy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y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-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ras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émonvil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- déri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remonvil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erbign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rmonvil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eudr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dé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uiz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ugo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déc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eud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ussonnet</text:p>
          </table:table-cell>
          <table:table-cell table:style-name="ce6" office:value-type="float" office:value="110" calcext:value-type="float">
            <text:p>110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deri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Iussonne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sido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déric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lussonn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ésus-Christ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déricæ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oinv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édéri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umilla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oiss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son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chambeaud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roissa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sonnet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martine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Fumicho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Ilegimba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morici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éricau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esus-Chr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romigui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is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oin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rsilloi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oy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umilla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wrenc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ras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mart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cornu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rémonvil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rsill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uis-Philippe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Grémonw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ecorn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uise</text:p>
          </table:table-cell>
          <table:table-cell table:style-name="ce6" office:value-type="float" office:value="33" calcext:value-type="float">
            <text:p>3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erbig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ouis-Philip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varia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eudr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ouis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bly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- erthelm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dame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ison-Rou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rt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lebranch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sonnet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rtin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lthu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Hussonnet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sse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nue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Isido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c-Anto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ésus-Chri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chel-An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th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oinv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ckiewic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tinon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umilla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gno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sse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Jusson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rab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r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mart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ub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chel-Ang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moric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abuchodonos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ckiewic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romigui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emo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gnot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rsill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onancou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lli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awr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Oud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rabeau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ecorn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elleri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lle Roque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ouis-Philip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id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lle Vatna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ouis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laz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s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Lovari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oissard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buchodonoso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b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gim- ba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emours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dam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gimbar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nancourt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ison-Rou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gimnba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orvin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lth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obespi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udr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ans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llerin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rth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avig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èd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rtino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Talleyr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idi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asse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Van- nero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dou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er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Vannero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 IX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chel-An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Vatnaz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re de l'Estoi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gno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Vaut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issard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lli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Vaze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asl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irab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Voltair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itchard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Muss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0N sEN TIMENTAL E 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gimbart</text:p>
          </table:table-cell>
          <table:table-cell table:style-name="ce6" office:value-type="float" office:value="65" calcext:value-type="float">
            <text:p>6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abuchodonos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bas Guiz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mbrand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emo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bas lritchrl I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mouss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onancou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bient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ynold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Norvi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ccmb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bespierr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Oud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IL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Sim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eller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Valér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hè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ns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hidi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 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vign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id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.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énécal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ie I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8 L'EUCA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hakespea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ierre de l'Esto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bolissons-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ë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Poissard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dieu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ylvi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gimba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dm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alleyran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mbrand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h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héodor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mous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h l merc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ropiong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eynol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h l sainte Vie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neroy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Robespier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hII Sainte-Vierge 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tnaz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aint-Sim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ut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aint-Valé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hl enfinl enfin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zeil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ans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I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lasque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avig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' EDUcATI0N SENTIMENTALE 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énu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énécal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énus de Mil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Staë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ie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oltair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Talleyr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lez-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dieu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alas- qu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lon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banais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an- mero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l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dalous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annero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mL'EnUcA TI0N sENTIMENTALE 311 ro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ge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atnaz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ndalo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n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aut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n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mal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aze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nton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réole du triomph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én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osano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cchant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énus de Mi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poll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landar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Voltai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pportez-m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lbu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s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S</text:p>
          </table:table-cell>
          <table:table-cell table:style-name="ce3" office:value-type="string" calcext:value-type="string">
            <text:p>Arist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lzac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âteaur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rno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rbès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U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rnoux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ron</text:p>
          </table:table-cell>
          <table:table-cell table:style-name="ce6" office:value-type="float" office:value="17" calcext:value-type="float">
            <text:p>1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Unindustri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rn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uch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au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 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rTt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aut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dieu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 N s1NTIM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elma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N 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njour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lbana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N SENTIMENT 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rdelais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ndalou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N SENTIMENT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be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n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N SENTIM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ns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nto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N SNTIMIENTALE 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rivar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0ON S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erubin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- N t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TION SENTIME N 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nq-Mar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m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toyen</text:p>
          </table:table-cell>
          <table:table-cell table:style-name="ce6" office:value-type="float" office:value="33" calcext:value-type="float">
            <text:p>3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réole du triomp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m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vilisati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cchan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reole du triomp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erc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Autori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erc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land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che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ain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lb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t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lz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land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sidéran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lb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up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rbè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lz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usi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rthélem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rbb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uraçao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u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rb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ébardeus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rthlem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coutez-mo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au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galit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eaut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picer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elm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elm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rar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n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lo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angil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uquet- du-Roiï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emme-Sauvag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njou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arde-Meuble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b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nsoi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th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pit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uquet- du-Il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avan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vaign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urse oi l'on d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avrai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ens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outtevila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iérarch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ab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rant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uilles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FP</text:p>
          </table:table-cell>
          <table:table-cell table:style-name="ce3" office:value-type="string" calcext:value-type="string">
            <text:p>Charbonn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rav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yd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arivar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Bugc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ocke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érubi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 AT10N S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 Fougère no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ing-M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égislativ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itoye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b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tourneu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ivilis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lmez-vous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gistrat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léme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nonnie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nche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ler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pit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écha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le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TI0N SENT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échale</text:p>
          </table:table-cell>
          <table:table-cell table:style-name="ce6" office:value-type="float" office:value="92" calcext:value-type="float">
            <text:p>9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mer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TI0N SENTIM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seillais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pai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TI0N SENTIMENT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opol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TI0N SENTIMIEN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seigneur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n-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auther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sieur</text:p>
          </table:table-cell>
          <table:table-cell table:style-name="ce6" office:value-type="float" office:value="25" calcext:value-type="float">
            <text:p>2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nsidér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cATI0N sENTI ENTALE A 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rel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us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ci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tiona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uraça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ec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égr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eci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za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ébardeus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elui-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lo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ens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l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o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es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è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arbonn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upl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galité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arivar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aramon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r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erubi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st-c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evc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onais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xé- “a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ez MIme Arno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onais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emme-Sauv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hu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t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é- quenter Séné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itoye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uvoir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rères-Siam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itoye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ivilè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arde-Meub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iu-.la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udhon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elu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lem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videnc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ler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syché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oth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mp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Quelques-uns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ouvern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b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quoi</text:p>
          </table:table-cell>
          <table:table-cell table:style-name="ce6" office:value-type="float" office:value="54" calcext:value-type="float">
            <text:p>5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ava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m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naissance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avr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chefor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iérarch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mentl Ahl non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gériu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pai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mé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ouille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p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sanette</text:p>
          </table:table-cell>
          <table:table-cell table:style-name="ce6" office:value-type="float" office:value="144" calcext:value-type="float">
            <text:p>14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y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m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sea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nfer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senwal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nservons-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ssin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amar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nsider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usseau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île étro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nsole-t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-Ferdinan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saqu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inte-Pélagi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repr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ous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uvagess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m- mob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ra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mbaz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J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t rce <text:s/>MIarti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J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tes sr 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i</text:p>
          </table:table-cell>
          <table:table-cell table:style-name="ce6" office:value-type="float" office:value="37" calcext:value-type="float">
            <text:p>3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Jl’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Cvilis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urnure d'infirmi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J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 UCATI0N SENTIMIENTA LE 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roisièm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Ju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CCATI0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urque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e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urvisot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La Fougè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ebard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rau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Lacham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ecid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inckelman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l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eharde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ohême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AMB</text:p>
          </table:table-cell>
          <table:table-cell table:style-name="ce3" office:value-type="string" calcext:value-type="string">
            <text:p>Lamen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ej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diz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es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scad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égislati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it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mpagn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él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 TI0N SEN T 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servatoi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onn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 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g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r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T10N SENTIME 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ur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T10N SENTIMENTA 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anchar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tourn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TI0N SENTIENTALE I17 m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ymnase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L Provid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TI0N SENTIM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ippodrom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ouise l’em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TI0N SENTIMENT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fayett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u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dru-Rollin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° Beau- -mi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che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rraine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anch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ssarl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za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arc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Dussurd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rmans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aréchale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apoléon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Arn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 UCA TI0 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rd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AMB</text:p>
          </table:table-cell>
          <table:table-cell table:style-name="ce3" office:value-type="string" calcext:value-type="string">
            <text:p>Marseillais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 UcA TI0N SENTIMIENTALE 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lymp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artinon.##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 UCATI0N SsENTIMAENTA LE a-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ient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aut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C 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te cochère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cATI0N SENT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ado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Mickiewi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cATI0N SENTIMENTALE 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rône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MB</text:p>
          </table:table-cell>
          <table:table-cell table:style-name="ce3" office:value-type="string" calcext:value-type="string">
            <text:p>Miyanç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ICATI0N SENTIMENTA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 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onaldesch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 TI0N SENTIM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onsei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 TI0N sENTIMIENTAIE 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ore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r10N SENTIMENTALE 187 pretex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10N sENTIMENTALE 6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rédéri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10N SENTIMENTALE Dagne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ro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EN1ALE Sene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u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IENTALE 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N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IENTALE I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Négr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N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Oute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Oza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ENTALE 11 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ENTALE 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IENTAILE 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éch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MIENTALE 3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é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Y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eup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ENTIYENTALE 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haramo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DUCATI0N sSENTIMENTAILE 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hilosoph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gal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h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laisir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mbrasse-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olona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cATI0N sENTIMIENTAIL E 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olonai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DUcATI0N SENTIMENTAILE aa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ort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li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ou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tr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ouvoi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 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 ATI0N SENTIMIENTALE 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roudh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 TI0N SENTIMIEN 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rovenç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r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Quelques-un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quoi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0N SENTIMI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a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0N sENTIMIEN1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enaiss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0N SENTIM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 n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0N sENTIMIENTALE 105 ga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- sanet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0N SENTIYIENTALE I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chefo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nUcATION SENTIME NTA LE 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géri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pUcATI0N sENTIMENTAILE 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mé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st-c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qu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UcA TI0N SENTIMENTALE IL ne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sa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UcATI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sanel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UCATI0N SENTIMIEN'ALE 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sanette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UCATI0N sSE N TIME NTA 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sannett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vang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s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xcuse-m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ssin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exe- a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uss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ameux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deri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a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EDUCcATI0N SENT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auvagess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eli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é- #Mié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emnme-Sauva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énécal au- tref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I.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én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inisse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h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u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N S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arde-Meub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ombaz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are ai lustrel <text:s/>F6d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o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om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téréoty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Goth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Sylo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e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ib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estez doncl n souffla Arn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oi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o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ournure d'infir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houill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rent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air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rois- wrères-Provenç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am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roisiè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DUCA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roplo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ED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Et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urq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Fedi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urvi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0N SE NTI11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ar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ava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ation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IIIIIt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i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ierge sus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ntellig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ourd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rm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ous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ussonne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Welig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Iussonne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Ar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aromigu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C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uissez-m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ly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I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abitud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mbeci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acar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mi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m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agis- Mat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on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al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Ios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Bohèm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Iouss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Br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Iraya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Champag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Iro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Isaa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Conservato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Is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Do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E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 <text:s/>EDUCATI0N SEN T 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Franch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 MUCATI0N 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Gymnas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 UCATI0N SENTIM 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Lafay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Ledru-Roll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.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Lor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a Foug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az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aclam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orma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a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Napoléo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aissez-moi tran- qui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Nor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amenn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Orie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amoric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porte cochè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bve-t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Rond-Poi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Bohê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 vaisseau d 1Et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Trô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style-name="ce3" office:value-type="string" calcext:value-type="string">
            <text:p>Letournc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gislativ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iber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ipUCAT10N SENTIM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ola Mon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ouise l'em- barrassai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ui-m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ui-m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gnifi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lentend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m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nch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c- nto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cch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cha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echal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ech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ecl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seillais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rthe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aul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erc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ai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art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artin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erc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M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o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onseign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rb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sericor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uda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Iu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laison-ou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lartin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ligno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linist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lurechale carrement.182 IL' iEU CAT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M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mic Arno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i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lib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nsieu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ntag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ntr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rel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P Beau- mine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UCAII0N SENTIMIE NTAL 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 E NIALE 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I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2690 Ft Forchambe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A-a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aal petit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h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k-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ENTALE l Pnr la rue Duph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IE NTA 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IENTALE 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IENTALE 33 se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MIENTALE eaA 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ENTIN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 sSENTIMIENTALE ll Frl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ation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CAT10N SENTIMIE NTAI.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egric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ogcnlta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on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TALE l-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UCATI0N SENTIMENTA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ullem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UR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h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h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h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i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ui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u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za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.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arble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arbleu l 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arl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arlo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ar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arte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ermettez-m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er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eup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haramo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he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hilosoph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i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it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laisir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lisson l 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ller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lona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lonai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rte <text:s/>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rte coch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rte 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ur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urquoi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ouvoi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enez-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itchur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og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opri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ote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oudh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rovide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Pur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Qu'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Qu'as-t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Que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Quelquefoi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Quest-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Qu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ntro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publiqu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s- taur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s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vo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ichelic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me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sanct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san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sanett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sanett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sannet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sea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ug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oussea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int-Fran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int-Simn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int-Vale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inte-Pelag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lu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auvagcs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enec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enecal au- trefo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ENTIMIENTA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ha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in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i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y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nca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nec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necale 18I IL iCAIUN S ENTIMENT A 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ociete des Fa- mil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oignez-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omba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om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uaint-Barthelem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yl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ais-t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apec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b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ete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Frede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Frlr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heodo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I0N SENTIMENTA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I0N SENTIMIENTA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I0N SENTIN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ib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iensl pourquo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o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o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o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out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rb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riom- 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rois- rbres-Provencau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r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roplo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u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u m'aim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urqu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Turvis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 ATI0N SENTIMENTALE x-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ATI0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ATI0N S ENTIMIE NTALE 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ATI0N SENTIMEN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ATI0N SENTIMENTA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ATI0N SENTIMIENTALE d'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cATI0N sSENTINIENTA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as-y gaicm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eux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icomt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ierge sus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nu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ol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oyon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raiment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ura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utna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Wicom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W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WVer- th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Y pensez-vous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Y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Z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Archevqu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Bo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Br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a- di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ham- pgi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hampag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h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Do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tat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u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ranch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Gymnas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ILedru-Hlol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ILelru-llol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Iond-Poi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afayet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edru-lt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edru-Roll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Lor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Morma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apol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apol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lle arrondissc- n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or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Nupol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Oric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B</text:p>
          </table:table-cell>
          <table:table-cell table:number-columns-repeated="1015"/>
        </table:table-row>
        <table:table-row table:style-name="ro2" table:number-rows-repeated="10477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F" style:display-name="PageStyle_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SFRA" style:display-name="PageStyle_TESSF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AKEN" style:display-name="PageStyle_KRAK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196" meta:object-count="0"/>
    <meta:generator>LibreOfficeDev/6.0.5.2$Linux_X86_64 LibreOffice_project/</meta:generator>
  </office:meta>
</office:document-meta>
</file>